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anumGothic2" svg:font-family="NanumGothic"/>
    <style:font-face style:name="NanumGothic1" svg:font-family="NanumGothic" style:font-pitch="variable"/>
    <style:font-face style:name="NanumGothic" svg:font-family="NanumGothic" style:font-family-generic="roman" style:font-pitch="variable"/>
    <style:font-face style:name="NanumGothic3" svg:font-family="NanumGothic" style:font-family-generic="swiss" style:font-pitch="variable"/>
    <style:font-face style:name="FreeSans" svg:font-family="FreeSans" style:font-family-generic="system" style:font-pitch="variable"/>
    <style:font-face style:name="NanumGothic4" svg:font-family="Nanum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cm" svg:stroke-color="#3465a4" draw:fill="gradient" draw:fill-gradient-name="Tango_20_Yellow" draw:textarea-vertical-align="middle" draw:auto-grow-height="false" draw:fit-to-size="false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solid" svg:stroke-width="0cm" svg:stroke-color="#3465a4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dash" draw:stroke-dash="Dash_20_1" svg:stroke-width="0.08cm" svg:stroke-color="#4b1f6f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cm" svg:stroke-color="#c5000b" draw:fill="none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cm" svg:stroke-color="#ff420e" draw:fill="none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cm" svg:stroke-color="#2c001e" draw:fill="none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solid" svg:stroke-width="0cm" svg:stroke-color="#3465a4" draw:fill="gradient" draw:fill-gradient-name="Tango_20_Yellow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5cm" svg:stroke-color="#000000" draw:stroke-linejoin="round" draw:fill="solid" draw:fill-color="#0084d1" draw:textarea-vertical-align="middle" draw:auto-grow-height="false" draw:fit-to-size="false" fo:padding-top="0.15cm" fo:padding-bottom="0.15cm" fo:padding-left="0.275cm" fo:padding-right="0.275cm" fo:wrap-option="no-wrap"/>
    </style:style>
    <style:style style:name="gr16" style:family="graphic" style:parent-style-name="standard">
      <style:graphic-properties draw:stroke="solid" svg:stroke-width="0.05cm" svg:stroke-color="#000000" draw:stroke-linejoin="round" draw:fill="solid" draw:fill-color="#0084d1" draw:textarea-vertical-align="top" draw:auto-grow-height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5cm" svg:stroke-color="#000000" draw:stroke-linejoin="round" draw:fill="solid" draw:fill-color="#0084d1" draw:textarea-vertical-align="top" draw:auto-grow-height="false" draw:fit-to-size="false" fo:padding-top="0.15cm" fo:padding-bottom="0.15cm" fo:padding-left="0.275cm" fo:padding-right="0.275cm" fo:wrap-option="wrap"/>
    </style:style>
    <style:style style:name="gr18" style:family="graphic" style:parent-style-name="standard">
      <style:graphic-properties draw:stroke="solid" svg:stroke-width="0cm" svg:stroke-color="#ff0000" draw:fill="none" draw:textarea-vertical-align="top" draw:auto-grow-height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dash" draw:stroke-dash="Dash_20_2" svg:stroke-width="0cm" svg:stroke-color="#ff33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0" style:family="graphic" style:parent-style-name="standard" style:list-style-name="L3">
      <style:graphic-properties draw:stroke="none" svg:stroke-width="0cm" draw:fill="solid" draw:fill-color="#ffffff" draw:textarea-vertical-align="top" draw:auto-grow-height="false" draw:fit-to-size="false" fo:padding-top="0.125cm" fo:padding-bottom="0.125cm" fo:padding-left="0.25cm" fo:padding-right="0.25cm" fo:wrap-option="wrap"/>
    </style:style>
    <style:style style:name="gr21" style:family="graphic" style:parent-style-name="standard" style:list-style-name="L3">
      <style:graphic-properties draw:stroke="none" svg:stroke-width="0cm" draw:fill="solid" draw:fill-color="#ffffff" draw:textarea-vertical-align="top" draw:auto-grow-height="false" draw:fit-to-size="false" fo:padding-top="0.125cm" fo:padding-bottom="0.125cm" fo:padding-left="0.25cm" fo:padding-right="0.25cm" fo:wrap-option="wrap"/>
    </style:style>
    <style:style style:name="gr22" style:family="graphic" style:parent-style-name="standard" style:list-style-name="L3">
      <style:graphic-properties draw:stroke="none" svg:stroke-width="0cm" draw:fill="solid" draw:fill-color="#ffffff" draw:textarea-vertical-align="top" draw:auto-grow-height="false" draw:fit-to-size="false" fo:padding-top="0.125cm" fo:padding-bottom="0.125cm" fo:padding-left="0.25cm" fo:padding-right="0.25cm" fo:wrap-option="wrap"/>
    </style:style>
    <style:style style:name="gr23" style:family="graphic" style:parent-style-name="standard" style:list-style-name="L4">
      <style:graphic-properties svg:stroke-color="#579d1c" draw:fill="none" draw:textarea-horizontal-align="justify" draw:textarea-vertical-align="middle" draw:auto-grow-height="false" fo:min-height="0cm" fo:min-width="0cm" fo:wrap-option="no-wrap"/>
    </style:style>
    <style:style style:name="gr24" style:family="graphic" style:parent-style-name="standard" style:list-style-name="L3">
      <style:graphic-properties draw:stroke="none" svg:stroke-width="0cm" draw:fill="none" draw:fill-color="#ffffff" draw:textarea-vertical-align="top" draw:auto-grow-height="false" draw:fit-to-size="false" fo:padding-top="0.125cm" fo:padding-bottom="0.125cm" fo:padding-left="0.25cm" fo:padding-right="0.25cm" fo:wrap-option="wrap"/>
    </style:style>
    <style:style style:name="gr25" style:family="graphic" style:parent-style-name="standard" style:list-style-name="L3">
      <style:graphic-properties draw:stroke="none" svg:stroke-width="0cm" draw:fill="none" draw:fill-color="#ffffff" draw:textarea-vertical-align="top" draw:auto-grow-height="false" draw:fit-to-size="false" fo:padding-top="0.125cm" fo:padding-bottom="0.125cm" fo:padding-left="0.25cm" fo:padding-right="0.25cm" fo:wrap-option="wrap"/>
    </style:style>
    <style:style style:name="gr26" style:family="graphic" style:parent-style-name="standard" style:list-style-name="L3">
      <style:graphic-properties draw:stroke="none" svg:stroke-width="0cm" draw:fill="none" draw:fill-color="#ffffff" draw:textarea-vertical-align="top" draw:auto-grow-height="false" draw:fit-to-size="false" fo:padding-top="0.125cm" fo:padding-bottom="0.125cm" fo:padding-left="0.25cm" fo:padding-right="0.25cm" fo:wrap-option="wrap"/>
    </style:style>
    <style:style style:name="gr27" style:family="graphic" style:parent-style-name="objectwithoutfill">
      <style:graphic-properties draw:stroke="dash" draw:stroke-dash="Dashed_20__28_var_29_" draw:fill="none" draw:textarea-vertical-align="middle"/>
    </style:style>
    <style:style style:name="gr28" style:family="graphic" style:parent-style-name="objectwithoutfill">
      <style:graphic-properties draw:marker-start="Short_20_line_20_Arrow" draw:marker-end="Short_20_line_20_Arrow" draw:marker-end-width="0.3cm" draw:fill="none" draw:textarea-vertical-align="middle"/>
    </style:style>
    <style:style style:name="gr29" style:family="graphic" style:parent-style-name="standard">
      <style:graphic-properties draw:stroke="none" svg:stroke-color="#000000" draw:fill="solid" draw:fill-color="#ffffff" draw:auto-grow-height="true" draw:auto-grow-width="false" fo:max-height="0cm" fo:min-height="0.53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259cm"/>
    </style:style>
    <style:style style:name="gr31" style:family="graphic" style:parent-style-name="standard" style:list-style-name="L3">
      <style:graphic-properties draw:stroke="none" svg:stroke-width="0cm" draw:fill="none" draw:fill-color="#ffffff" draw:textarea-vertical-align="top" draw:auto-grow-height="false" draw:fit-to-size="false" fo:padding-top="0.125cm" fo:padding-bottom="0.125cm" fo:padding-left="0.25cm" fo:padding-right="0.25cm" fo:wrap-option="wrap"/>
    </style:style>
    <style:style style:name="gr32" style:family="graphic" style:parent-style-name="standard">
      <style:graphic-properties svg:stroke-color="#77216f" draw:fill="none" draw:textarea-vertical-align="middle" draw:auto-grow-height="false" fo:min-height="0.749cm" fo:min-width="0.499cm"/>
    </style:style>
    <style:style style:name="gr33" style:family="graphic" style:parent-style-name="standard" style:list-style-name="L3">
      <style:graphic-properties draw:stroke="none" svg:stroke-width="0cm" draw:fill="none" draw:fill-color="#ffffff" draw:textarea-vertical-align="top" draw:auto-grow-height="false" draw:fit-to-size="false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fill-color="#ffffff" fo:min-height="13.365cm"/>
    </style:style>
    <style:style style:name="pr2" style:family="presentation" style:parent-style-name="Blank_20_Slide-notes">
      <style:graphic-properties draw:fill-color="#ffffff" fo:min-height="13.364cm"/>
    </style:style>
    <style:style style:name="P1" style:family="paragraph">
      <style:paragraph-properties fo:margin-top="0cm" fo:margin-bottom="0cm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text-align="start" style:text-autospace="none" style:line-break="normal" style:writing-mode="page"/>
      <style:text-properties fo:hyphenate="false"/>
    </style:style>
    <style:style style:name="P6" style:family="paragraph">
      <style:paragraph-properties fo:margin-top="0cm" fo:margin-bottom="0cm" fo:text-align="start" style:font-independent-line-spacing="true"/>
      <style:text-properties fo:font-size="18pt"/>
    </style:style>
    <style:style style:name="P7" style:family="paragraph">
      <style:text-properties fo:font-size="15pt" style:font-size-asian="15pt" style:font-size-complex="15pt"/>
    </style:style>
    <style:style style:name="P8" style:family="paragraph">
      <style:text-properties fo:font-size="13pt" style:font-size-asian="13pt" style:font-size-complex="13pt"/>
    </style:style>
    <style:style style:name="P9" style:family="paragraph">
      <style:paragraph-properties fo:text-align="center"/>
    </style:style>
    <style:style style:name="P10" style:family="paragraph">
      <style:text-properties fo:font-size="20pt"/>
    </style:style>
    <style:style style:name="P11" style:family="paragraph">
      <style:paragraph-properties fo:margin-top="0cm" fo:margin-bottom="0cm" fo:line-height="100%" fo:text-align="center"/>
      <style:text-properties fo:font-size="12pt" style:font-size-asian="12pt" style:font-size-complex="12pt"/>
    </style:style>
    <style:style style:name="P12" style:family="paragraph">
      <style:paragraph-properties fo:text-align="start" style:font-independent-line-spacing="true"/>
      <style:text-properties fo:font-size="12pt" style:font-size-asian="12pt" style:font-size-complex="12pt"/>
    </style:style>
    <style:style style:name="P13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P14" style:family="paragraph">
      <style:paragraph-properties fo:margin-top="0cm" fo:margin-bottom="0cm" fo:text-align="center"/>
    </style:style>
    <style:style style:name="P15" style:family="paragraph">
      <style:paragraph-properties fo:text-align="center" style:font-independent-line-spacing="true"/>
      <style:text-properties fo:font-size="18pt"/>
    </style:style>
    <style:style style:name="P16" style:family="paragraph">
      <style:paragraph-properties fo:margin-top="0cm" fo:margin-bottom="0cm" fo:line-height="100%" fo:text-align="center" style:font-independent-line-spacing="true"/>
      <style:text-properties fo:font-size="12pt" style:font-size-asian="12pt" style:font-size-complex="12pt"/>
    </style:style>
    <style:style style:name="P17" style:family="paragraph">
      <style:paragraph-properties fo:margin-top="0cm" fo:margin-bottom="0cm" fo:text-align="center" style:font-independent-line-spacing="true"/>
      <style:text-properties fo:font-size="18pt"/>
    </style:style>
    <style:style style:name="P18" style:family="paragraph">
      <style:paragraph-properties fo:text-align="center"/>
      <style:text-properties fo:font-size="13pt" style:font-size-asian="13pt" style:font-size-complex="13pt"/>
    </style:style>
    <style:style style:name="P19" style:family="paragraph">
      <style:paragraph-properties fo:text-align="start"/>
    </style:style>
    <style:style style:name="P20" style:family="paragraph">
      <style:paragraph-properties fo:text-align="start"/>
      <style:text-properties fo:font-size="13pt" style:font-size-asian="13pt" style:font-size-complex="13pt"/>
    </style:style>
    <style:style style:name="P21" style:family="paragraph">
      <style:paragraph-properties fo:margin-top="0cm" fo:margin-bottom="0cm" fo:text-align="start"/>
    </style:style>
    <style:style style:name="T1" style:family="text">
      <style:text-properties fo:font-variant="normal" fo:text-transform="none" style:text-line-through-style="none" style:text-line-through-type="none" style:text-position="0% 100%" style:font-name="NanumGothic2" fo:font-size="11pt" fo:letter-spacing="normal" fo:font-style="normal" style:text-underline-style="none" fo:font-weight="normal" style:font-name-asian="NanumGothic2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style:font-name="NanumGothic2" fo:letter-spacing="normal" fo:font-style="normal" style:text-underline-style="none" fo:font-weight="normal" style:font-name-asian="NanumGothic2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NanumGothic2" fo:font-size="13pt" fo:letter-spacing="normal" fo:font-style="normal" style:text-underline-style="none" fo:font-weight="normal" style:font-name-asian="NanumGothic2" style:font-size-asian="13pt" style:font-style-asian="normal" style:font-weight-asian="normal" style:font-size-complex="13pt" style:font-style-complex="normal" style:font-weight-complex="normal"/>
    </style:style>
    <style:style style:name="T4" style:family="text">
      <style:text-properties fo:font-variant="normal" fo:text-transform="none" style:text-outline="false" style:text-line-through-style="none" style:text-line-through-type="none" style:text-position="0% 100%" style:font-name="NanumGothic2" fo:font-size="1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anumGothic2" style:font-size-asian="13pt" style:language-asian="ko" style:country-asian="KR" style:font-style-asian="normal" style:font-weight-asian="normal" style:font-name-complex="Free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text-outline="false" style:text-line-through-style="none" style:text-line-through-type="none" style:text-position="0% 100%" style:font-name="NanumGothic3" fo:font-size="1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anumGothic4" style:font-size-asian="13pt" style:language-asian="ko" style:country-asian="KR" style:font-style-asian="normal" style:font-weight-asian="normal" style:font-name-complex="Free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text-line-through-style="none" style:text-line-through-type="none" style:text-position="0% 100%" style:font-name="NanumGothic2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style:text-outline="false" style:text-line-through-style="none" style:text-line-through-type="none" style:font-name="NanumGothic3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anumGothic4" style:font-size-asian="13pt" style:language-asian="ko" style:country-asian="KR" style:font-style-asian="normal" style:font-weight-asian="normal" style:font-name-complex="Free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text-line-through-style="none" style:text-line-through-type="none" style:text-position="0% 100%" style:font-name="NanumGothic2" fo:font-size="12pt" fo:letter-spacing="normal" fo:font-style="normal" style:text-underline-style="none" fo:font-weight="normal" style:font-name-asian="NanumGothic2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style:font-name="NanumGothic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style:font-name="NanumGothic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style:font-name="NanumGothic2" fo:font-size="11.5pt" fo:letter-spacing="normal" fo:font-style="normal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T13" style:family="text">
      <style:text-properties fo:font-variant="normal" fo:text-transform="none" style:text-line-through-style="none" style:text-line-through-type="none" style:text-position="0% 100%" fo:font-size="11.5pt" fo:letter-spacing="normal" fo:font-style="normal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T14" style:family="text">
      <style:text-properties fo:font-variant="normal" fo:text-transform="none" style:text-line-through-style="none" style:text-line-through-type="none" style:text-position="0% 100%" style:font-name="NanumGothic2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5" style:family="text">
      <style:text-properties fo:font-size="13pt" style:font-size-asian="13pt" style:font-size-complex="13pt"/>
    </style:style>
    <style:style style:name="T16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2" draw:layer="layout" svg:width="3.997cm" svg:height="1.197cm" svg:x="21.4cm" svg:y="4.3cm">
          <text:p text:style-name="P1"><text:span text:style-name="T1">phys_addr_t base;</text:span></text:p>
          <text:p text:style-name="P1"><text:span text:style-name="T1">phys_addr_t size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3.997cm" svg:height="1.197cm" svg:x="21.4cm" svg:y="5.5cm">
          <text:p text:style-name="P1"><text:span text:style-name="T1">phys_addr_t base;</text:span></text:p>
          <text:p text:style-name="P1"><text:span text:style-name="T1">phys_addr_t size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5.197cm" svg:height="1.197cm" svg:x="20.2cm" svg:y="6.7cm">
          <text:p text:style-name="P3"><text:span text:style-name="T2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draw:layer="layout" svg:width="3.997cm" svg:height="1.197cm" svg:x="21.4cm" svg:y="7.9cm">
          <text:p text:style-name="P1"><text:span text:style-name="T1">phys_addr_t base;</text:span></text:p>
          <text:p text:style-name="P1"><text:span text:style-name="T1">phys_addr_t size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" draw:text-style-name="P2" draw:layer="layout" svg:width="1.197cm" svg:height="1.197cm" svg:x="20.2cm" svg:y="4.3cm">
          <text:p text:style-name="P3"><text:span text:style-name="T1">[0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" draw:text-style-name="P2" draw:layer="layout" svg:width="1.197cm" svg:height="1.197cm" svg:x="20.2cm" svg:y="5.5cm">
          <text:p text:style-name="P3"><text:span text:style-name="T1">[1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" draw:text-style-name="P2" draw:layer="layout" svg:width="1.197cm" svg:height="1.197cm" svg:x="20.2cm" svg:y="7.9cm">
          <text:p text:style-name="P1"><text:span text:style-name="T1">[127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" draw:text-style-name="P2" draw:layer="layout" svg:width="5.197cm" svg:height="1.197cm" svg:x="20.2cm" svg:y="0.7cm">
          <text:p text:style-name="P3"><text:span text:style-name="T3">memory.cnt =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" draw:text-style-name="P2" draw:layer="layout" svg:width="5.197cm" svg:height="1.197cm" svg:x="20.2cm" svg:y="1.9cm">
          <text:p text:style-name="P3"><text:span text:style-name="T3">memory.max = 12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" draw:text-style-name="P2" draw:layer="layout" svg:width="5.197cm" svg:height="1.197cm" svg:x="20.2cm" svg:y="3.1cm">
          <text:p text:style-name="P3"><text:span text:style-name="T3">memory.total_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" draw:text-style-name="P2" draw:layer="layout" svg:width="3.997cm" svg:height="1.197cm" svg:x="21.4cm" svg:y="12.9cm">
          <text:p text:style-name="P1"><text:span text:style-name="T1">phys_addr_t base;</text:span></text:p>
          <text:p text:style-name="P1"><text:span text:style-name="T1">phys_addr_t size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" draw:text-style-name="P2" draw:layer="layout" svg:width="3.997cm" svg:height="1.197cm" svg:x="21.4cm" svg:y="14.1cm">
          <text:p text:style-name="P1"><text:span text:style-name="T1">phys_addr_t base;</text:span></text:p>
          <text:p text:style-name="P1"><text:span text:style-name="T1">phys_addr_t size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" draw:text-style-name="P2" draw:layer="layout" svg:width="5.197cm" svg:height="1.197cm" svg:x="20.2cm" svg:y="15.3cm">
          <text:p text:style-name="P3"><text:span text:style-name="T2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" draw:text-style-name="P2" draw:layer="layout" svg:width="3.997cm" svg:height="1.197cm" svg:x="21.4cm" svg:y="16.5cm">
          <text:p text:style-name="P1"><text:span text:style-name="T1">phys_addr_t base;</text:span></text:p>
          <text:p text:style-name="P1"><text:span text:style-name="T1">phys_addr_t size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" draw:text-style-name="P2" draw:layer="layout" svg:width="1.197cm" svg:height="1.197cm" svg:x="20.2cm" svg:y="12.9cm">
          <text:p text:style-name="P3"><text:span text:style-name="T1">[0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" draw:text-style-name="P2" draw:layer="layout" svg:width="1.197cm" svg:height="1.197cm" svg:x="20.2cm" svg:y="14.1cm">
          <text:p text:style-name="P3"><text:span text:style-name="T1">[1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" draw:text-style-name="P2" draw:layer="layout" svg:width="1.197cm" svg:height="1.197cm" svg:x="20.2cm" svg:y="16.5cm">
          <text:p text:style-name="P3"><text:span text:style-name="T1">[127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" draw:text-style-name="P2" draw:layer="layout" svg:width="5.197cm" svg:height="1.197cm" svg:x="20.2cm" svg:y="9.3cm">
          <text:p text:style-name="P3"><text:span text:style-name="T3">memory.cnt =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" draw:text-style-name="P2" draw:layer="layout" svg:width="5.197cm" svg:height="1.197cm" svg:x="20.2cm" svg:y="10.5cm">
          <text:p text:style-name="P3"><text:span text:style-name="T3">memory.max = 12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" draw:text-style-name="P2" draw:layer="layout" svg:width="5.197cm" svg:height="1.197cm" svg:x="20.2cm" svg:y="11.7cm">
          <text:p text:style-name="P3"><text:span text:style-name="T3">memory.total_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" draw:text-style-name="P2" draw:layer="layout" svg:width="5.197cm" svg:height="1.197cm" svg:x="20.2cm" svg:y="17.9cm">
          <text:p text:style-name="P3"><text:span text:style-name="T3">current_limit = !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" draw:text-style-name="P4" draw:layer="layout" svg:width="5.998cm" svg:height="18.997cm" svg:x="19.6cm" svg:y="0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4" draw:text-style-name="P4" draw:layer="layout" svg:width="0.597cm" svg:height="8.359cm" svg:x="19.8cm" svg:y="0.7cm">
          <text:p/>
          <draw:enhanced-geometry draw:mirror-horizontal="false" draw:mirror-vertical="false" svg:viewBox="0 0 0 0" draw:text-areas="?f7 ?f8 ?f10 ?f9" draw:type="ooxml-leftBracket" draw:modifiers="1800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CustomShape 24" draw:style-name="gr4" draw:text-style-name="P4" draw:layer="layout" svg:width="0.597cm" svg:height="8.329cm" svg:x="19.8cm" svg:y="9.3cm">
          <text:p/>
          <draw:enhanced-geometry draw:mirror-horizontal="false" draw:mirror-vertical="false" svg:viewBox="0 0 0 0" draw:text-areas="?f7 ?f8 ?f10 ?f9" draw:type="ooxml-leftBracket" draw:modifiers="1800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CustomShape 25" draw:style-name="gr5" draw:text-style-name="P2" draw:layer="layout" svg:width="13.953cm" svg:height="18.763cm" svg:x="0.6cm" svg:y="0.4cm">
          <text:p text:style-name="P1"><text:span text:style-name="T3"><text:s/></text:span><text:span text:style-name="T3">struct memblock_region {</text:span></text:p>
          <text:p text:style-name="P1"><text:span text:style-name="T3"><text:s text:c="5"/></text:span><text:span text:style-name="T3">phys_addr_t base;</text:span></text:p>
          <text:p text:style-name="P1"><text:span text:style-name="T3"><text:s text:c="5"/></text:span><text:span text:style-name="T3">phys_addr_t size;</text:span></text:p>
          <text:p text:style-name="P1"><text:span text:style-name="T3"><text:s/></text:span><text:span text:style-name="T3">};</text:span></text:p>
          <text:p text:style-name="P1"><text:span text:style-name="T3"><text:s text:c="2"/></text:span></text:p>
          <text:p text:style-name="P1"><text:span text:style-name="T3"><text:s/></text:span><text:span text:style-name="T3">struct memblock_type {</text:span></text:p>
          <text:p text:style-name="P1"><text:span text:style-name="T3"><text:s text:c="5"/></text:span><text:span text:style-name="T3">unsigned long cnt; <text:s/>/* number of regions */</text:span></text:p>
          <text:p text:style-name="P1"><text:span text:style-name="T3"><text:s text:c="5"/></text:span><text:span text:style-name="T3">unsigned long max; <text:s/>/* size of the allocated array */</text:span></text:p>
          <text:p text:style-name="P1"><text:span text:style-name="T3"><text:s text:c="5"/></text:span><text:span text:style-name="T3">phys_addr_t total_size; /* size of all regions */</text:span></text:p>
          <text:p text:style-name="P1"><text:span text:style-name="T3"><text:s text:c="5"/></text:span><text:span text:style-name="T3">struct memblock_region *regions;</text:span></text:p>
          <text:p text:style-name="P1"><text:span text:style-name="T3"><text:s/></text:span><text:span text:style-name="T3">};</text:span></text:p>
          <text:p text:style-name="P1"><text:span text:style-name="T3"><text:s text:c="2"/></text:span></text:p>
          <text:p text:style-name="P1"><text:span text:style-name="T3"><text:s/></text:span><text:span text:style-name="T3">struct memblock {</text:span></text:p>
          <text:p text:style-name="P1"><text:span text:style-name="T3"><text:s text:c="5"/></text:span><text:span text:style-name="T3">phys_addr_t current_limit;</text:span></text:p>
          <text:p text:style-name="P1"><text:span text:style-name="T3"><text:s text:c="5"/></text:span><text:span text:style-name="T3">struct memblock_type memory;</text:span></text:p>
          <text:p text:style-name="P1"><text:span text:style-name="T3"><text:s text:c="5"/></text:span><text:span text:style-name="T3">struct memblock_type reserved;</text:span></text:p>
          <text:p text:style-name="P1"><text:span text:style-name="T3"><text:s/></text:span><text:span text:style-name="T3">};</text:span></text:p>
          <text:p text:style-name="P1"><text:span text:style-name="T3"/></text:p>
          <text:p text:style-name="P1"><text:span text:style-name="T3">#define INIT_MEMBLOCK_REGIONS <text:s text:c="2"/>128</text:span></text:p>
          <text:p text:style-name="P1"><text:span text:style-name="T3">#define MEMBLOCK_ALLOC_ANYWHERE (~(phys_addr_t)0)</text:span></text:p>
          <text:p text:style-name="P1"><text:span text:style-name="T3"/></text:p>
          <text:p text:style-name="P1"><text:span text:style-name="T3">struct memblock_region memblock_memory_init_regions[128];</text:span></text:p>
          <text:p text:style-name="P1"><text:span text:style-name="T3">struct memblock_region memblock_reserved_init_regions[128];</text:span></text:p>
          <text:p text:style-name="P1"><text:span text:style-name="T3"/></text:p>
          <text:p text:style-name="P1"><text:span text:style-name="T3">struct memblock memblock = {</text:span></text:p>
          <text:p text:style-name="P1"><text:span text:style-name="T3"><text:s text:c="8"/></text:span><text:span text:style-name="T3">.memory.regions <text:s text:c="8"/>= memblock_memory_init_regions,</text:span></text:p>
          <text:p text:style-name="P1"><text:span text:style-name="T3"><text:s text:c="8"/></text:span><text:span text:style-name="T3">.memory.cnt <text:s text:c="12"/>= 1, <text:s text:c="3"/>/* empty dummy entry */</text:span></text:p>
          <text:p text:style-name="P1"><text:span text:style-name="T3"><text:s text:c="8"/></text:span><text:span text:style-name="T3">.memory.max <text:s text:c="12"/>= INIT_MEMBLOCK_REGIONS,</text:span></text:p>
          <text:p text:style-name="P1"><text:span text:style-name="T3"/></text:p>
          <text:p text:style-name="P1"><text:span text:style-name="T3"><text:s text:c="8"/></text:span><text:span text:style-name="T3">.reserved.regions <text:s text:c="6"/>= memblock_reserved_init_regions,</text:span></text:p>
          <text:p text:style-name="P1"><text:span text:style-name="T3"><text:s text:c="8"/></text:span><text:span text:style-name="T3">.reserved.cnt <text:s text:c="10"/>= 1, <text:s text:c="3"/>/* empty dummy entry */</text:span></text:p>
          <text:p text:style-name="P1"><text:span text:style-name="T3"><text:s text:c="8"/></text:span><text:span text:style-name="T3">.reserved.max <text:s text:c="10"/>= INIT_MEMBLOCK_REGIONS,</text:span></text:p>
          <text:p text:style-name="P1"><text:span text:style-name="T3"><text:s text:c="3"/></text:span></text:p>
          <text:p text:style-name="P1"><text:span text:style-name="T3"><text:s text:c="8"/></text:span><text:span text:style-name="T3">.current_limit <text:s text:c="9"/>= MEMBLOCK_ALLOC_ANYWHERE,</text:span></text:p>
          <text:p text:style-name="P1"><text:span text:style-name="T3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6" draw:text-style-name="P4" draw:layer="layout" svg:width="12.597cm" svg:height="1.831cm" svg:x="1.6cm" svg:y="14.2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6" draw:text-style-name="P4" draw:layer="layout" svg:width="12.597cm" svg:height="1.798cm" svg:x="1.6cm" svg:y="16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" draw:text-style-name="P4" draw:layer="layout" svg:width="14.197cm" svg:height="6.397cm" svg:x="0.6cm" svg:y="13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8" draw:text-style-name="P4" draw:layer="layout" svg:width="5.6cm" svg:height="10.318cm" svg:x="14.199cm" svg:y="4.877cm">
          <text:p/>
          <draw:enhanced-geometry draw:mirror-horizontal="fals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line draw:name="Line 30" draw:style-name="gr9" draw:text-style-name="P4" draw:layer="layout" svg:x1="14.799cm" svg:y1="16.2cm" svg:x2="19.6cm" svg:y2="9.8cm">
          <text:p/>
        </draw:line>
        <draw:custom-shape draw:name="CustomShape 31" draw:style-name="gr8" draw:text-style-name="P4" draw:layer="layout" svg:width="5.6cm" svg:height="3.834cm" svg:x="14.199cm" svg:y="13.462cm">
          <text:p/>
          <draw:enhanced-geometry draw:mirror-horizontal="fals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CustomShape 1" draw:style-name="gr5" draw:text-style-name="P6" draw:layer="layout" svg:width="26.6cm" svg:height="11.1cm" svg:x="0.6cm" svg:y="7.9cm">
          <text:p text:style-name="P5"><text:span text:style-name="T4">▶ </text:span><text:span text:style-name="T4">find_limits() </text:span><text:span text:style-name="T4">함수</text:span></text:p>
          <text:p text:style-name="P5"><text:span text:style-name="T4">- meminfo </text:span><text:span text:style-name="T4">구조체의 멤버 </text:span><text:span text:style-name="T4">bank </text:span><text:span text:style-name="T4">배열의 첫 번째 주소를 </text:span><text:span text:style-name="T4">PFN</text:span><text:span text:style-name="T4">으로 변환하여 </text:span><text:span text:style-name="T4">min(</text:span><text:span text:style-name="T4">으</text:span><text:span text:style-name="T4">)</text:span><text:span text:style-name="T4">로 설정</text:span></text:p>
          <text:p text:style-name="P5"><text:span text:style-name="T4">- highmem </text:span><text:span text:style-name="T4">멤버가 참인 것을 찾아 </text:span><text:span text:style-name="T4">PNF</text:span><text:span text:style-name="T4">으로 변환하여 </text:span><text:span text:style-name="T4">max_low</text:span><text:span text:style-name="T4">로 설정</text:span></text:p>
          <text:p text:style-name="P5"><text:span text:style-name="T4">- </text:span><text:span text:style-name="T4">배열에서 </text:span><text:span text:style-name="T4">nr_banks</text:span><text:span text:style-name="T4">를 인덱스로 찾은 주소를 </text:span><text:span text:style-name="T4">PFN</text:span><text:span text:style-name="T4">으로 변환하여 </text:span><text:span text:style-name="T4">max_high</text:span><text:span text:style-name="T4">로 설정</text:span></text:p>
          <text:p text:style-name="P5"><text:span text:style-name="T4"/></text:p>
          <text:p text:style-name="P5"><text:span text:style-name="T4">▶ </text:span><text:span text:style-name="T5">arm_bootmem_init() </text:span><text:span text:style-name="T5">함수</text:span></text:p>
          <text:p text:style-name="P5"><text:span text:style-name="T5"/></text:p>
          <text:p text:style-name="P5"><text:span text:style-name="T5">- </text:span><text:span text:style-name="T4">struct memblock memblock </text:span><text:span text:style-name="T4">구조체의 </text:span><text:span text:style-name="T4">memory, reserved </text:span><text:span text:style-name="T4">멤버를 초기화</text:span></text:p>
          <text:p text:style-name="P1"><text:span text:style-name="T6"/></text:p>
          <text:p text:style-name="P1"><text:span text:style-name="T3">- reserved </text:span><text:span text:style-name="T3">멤버를 초기화</text:span></text:p>
          <text:p text:style-name="P1"><text:span text:style-name="T3">【〔</text:span><text:span text:style-name="T3">int memblock_reserve(phys_addr_t base, phys_addr_t size);</text:span><text:span text:style-name="T3">〕】</text:span></text:p>
          <text:p text:style-name="P1"><text:span text:style-name="T3"/></text:p>
          <text:p text:style-name="P1"><text:span text:style-name="T3">- memory </text:span><text:span text:style-name="T3">멤버 초기화</text:span></text:p>
          <text:p text:style-name="P1"><text:span text:style-name="T3">【〔</text:span><text:span text:style-name="T3">int memblock_add(phys_addr_t base, phys_addr_t size);</text:span><text:span text:style-name="T3">〕】</text:span></text:p>
          <text:p text:style-name="P1"><text:span text:style-name="T3"/></text:p>
          <text:p text:style-name="P1"><text:span text:style-name="T3">- </text:span><text:span text:style-name="T4">memblock </text:span><text:span text:style-name="T3">구조체의 </text:span><text:span text:style-name="T3">memory</text:span><text:span text:style-name="T3">와 </text:span><text:span text:style-name="T3">reserved </text:span><text:span text:style-name="T3">멤버를 초기화는 공통 함수</text:span></text:p>
          <text:p text:style-name="P1"><text:span text:style-name="T3"><text:s text:c="2"/></text:span><text:span text:style-name="T3">(memblock_reserve(), memblock_add() </text:span><text:span text:style-name="T3">함수 내부에서 호출</text:span><text:span text:style-name="T3">)</text:span></text:p>
          <text:p text:style-name="P1"><text:span text:style-name="T3">【〔</text:span><text:span text:style-name="T3">mm/memblock.c-int memblock_add_region(struct memblock_type *type, phys_addr_t base, phys_addr_t size, int nid);</text:span><text:span text:style-name="T3">〕】</text:span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7" xml:id="id1" draw:id="id1" draw:layer="layout" svg:width="7.008cm" svg:height="0.861cm" svg:x="0.6cm" svg:y="0.6cm">
          <draw:text-box>
            <text:p><text:span text:style-name="T7"><text:s text:c="2"/></text:span><text:span text:style-name="T7">void bootmem_init(void);</text:span></text:p>
          </draw:text-box>
        </draw:frame>
        <draw:frame draw:style-name="gr12" draw:text-style-name="P8" xml:id="id2" draw:id="id2" draw:layer="layout" svg:width="19.683cm" svg:height="0.78cm" svg:x="5.517cm" svg:y="1.9cm">
          <draw:text-box>
            <text:p text:style-name="P5"><text:span text:style-name="T8">void find_limits(unsigned long *min, unsigned long *max_low, unsigned long *max_high);</text:span></text:p>
          </draw:text-box>
        </draw:frame>
        <draw:frame draw:style-name="gr12" draw:text-style-name="P8" xml:id="id3" draw:id="id3" draw:layer="layout" svg:width="16.216cm" svg:height="0.78cm" svg:x="5.517cm" svg:y="2.82cm">
          <draw:text-box>
            <text:p text:style-name="P5"><text:span text:style-name="T8">void arm_bootmem_init(unsigned long start_pfn, unsigned long end_pfn);</text:span></text:p>
          </draw:text-box>
        </draw:frame>
        <draw:frame draw:style-name="gr12" draw:text-style-name="P8" xml:id="id4" draw:id="id4" draw:layer="layout" svg:width="7.356cm" svg:height="0.78cm" svg:x="5.497cm" svg:y="3.7cm">
          <draw:text-box>
            <text:p text:style-name="P5"><text:span text:style-name="T8">void arm_memory_present(void)</text:span></text:p>
          </draw:text-box>
        </draw:frame>
        <draw:frame draw:style-name="gr12" draw:text-style-name="P8" xml:id="id5" draw:id="id5" draw:layer="layout" svg:width="4.96cm" svg:height="0.78cm" svg:x="5.544cm" svg:y="4.62cm">
          <draw:text-box>
            <text:p text:style-name="P5"><text:span text:style-name="T8">void sparse_init(void)</text:span></text:p>
          </draw:text-box>
        </draw:frame>
        <draw:connector draw:style-name="gr13" draw:text-style-name="P9" draw:layer="layout" svg:x1="4.104cm" svg:y1="1.461cm" svg:x2="5.517cm" svg:y2="2.29cm" draw:start-shape="id1" draw:start-glue-point="2" draw:end-shape="id2" draw:end-glue-point="3" svg:d="M4104 1461v829h1413" svg:viewBox="0 0 1414 830">
          <text:p/>
        </draw:connector>
        <draw:connector draw:style-name="gr13" draw:text-style-name="P9" draw:layer="layout" svg:x1="4.104cm" svg:y1="1.461cm" svg:x2="5.517cm" svg:y2="3.21cm" draw:start-shape="id1" draw:start-glue-point="2" draw:end-shape="id3" draw:end-glue-point="3" svg:d="M4104 1461v1749h1413" svg:viewBox="0 0 1414 1750">
          <text:p/>
        </draw:connector>
        <draw:connector draw:style-name="gr13" draw:text-style-name="P9" draw:layer="layout" svg:x1="4.104cm" svg:y1="1.461cm" svg:x2="5.497cm" svg:y2="4.09cm" draw:start-shape="id1" draw:start-glue-point="2" draw:end-shape="id4" draw:end-glue-point="3" svg:d="M4104 1461v2629h1393" svg:viewBox="0 0 1394 2630">
          <text:p/>
        </draw:connector>
        <draw:connector draw:style-name="gr13" draw:text-style-name="P9" draw:layer="layout" svg:x1="4.104cm" svg:y1="1.461cm" svg:x2="5.544cm" svg:y2="5.01cm" draw:start-shape="id1" draw:start-glue-point="2" draw:end-shape="id5" draw:end-glue-point="3" svg:d="M4104 1461v3549h1440" svg:viewBox="0 0 1441 3550">
          <text:p/>
        </draw:connector>
        <draw:frame draw:style-name="gr12" draw:text-style-name="P8" xml:id="id6" draw:id="id6" draw:layer="layout" svg:width="20.907cm" svg:height="0.78cm" svg:x="5.6cm" svg:y="5.52cm">
          <draw:text-box>
            <text:p text:style-name="P5"><text:span text:style-name="T8">void arm_bootmem_free(unsigned long min, unsigned long max_low, unsigned long max_high);</text:span></text:p>
          </draw:text-box>
        </draw:frame>
        <draw:connector draw:style-name="gr13" draw:text-style-name="P9" draw:layer="layout" draw:line-skew="-0.498cm" svg:x1="4.104cm" svg:y1="1.461cm" svg:x2="5.6cm" svg:y2="5.91cm" draw:end-shape="id6" draw:end-glue-point="3" svg:d="M4104 1461v4449h1496" svg:viewBox="0 0 1497 4450">
          <text:p/>
        </draw:connector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CustomShape 1" draw:style-name="gr5" draw:text-style-name="P6" draw:layer="layout" svg:width="26.6cm" svg:height="11.1cm" svg:x="0.379cm" svg:y="0.974cm">
          <text:p text:style-name="P5"><text:span text:style-name="T4">▶ </text:span><text:span text:style-name="T4">arm_bootmem_init() </text:span><text:span text:style-name="T4">함수</text:span></text:p>
          <text:p text:style-name="P5"><text:span text:style-name="T4">- pfn </text:span><text:span text:style-name="T4">개수만큼 비트열을 구함</text:span></text:p>
          <text:p text:style-name="P5"><text:span text:style-name="T4">- </text:span><text:span text:style-name="T4">비트열을 </text:span><text:span text:style-name="T4">4byte</text:span><text:span text:style-name="T4">로 나누어 메모리 크기를 구한 후 메모리 할당</text:span></text:p>
          <text:p text:style-name="P5"><text:span text:style-name="T4">- memory</text:span><text:span text:style-name="T4">와 </text:span><text:span text:style-name="T4">reserve </text:span><text:span text:style-name="T4">영역에 대해 비트열을 마킹</text:span></text:p>
          <text:p text:style-name="P5"><text:span text:style-name="T4"/></text:p>
          <text:p text:style-name="P5"><text:span text:style-name="T4">▶ </text:span><text:span text:style-name="T5">arm_bootmem_init() </text:span><text:span text:style-name="T5">함수</text:span></text:p>
          <text:p text:style-name="P5"><text:span text:style-name="T5"/></text:p>
          <text:p text:style-name="P5"><text:span text:style-name="T5">- </text:span><text:span text:style-name="T4">struct memblock memblock </text:span><text:span text:style-name="T4">구조체의 </text:span><text:span text:style-name="T4">memory, reserved </text:span><text:span text:style-name="T4">멤버를 초기화</text:span></text:p>
          <text:p text:style-name="P1"><text:span text:style-name="T6"/></text:p>
          <text:p text:style-name="P1"><text:span text:style-name="T3">- reserved </text:span><text:span text:style-name="T3">멤버를 초기화</text:span></text:p>
          <text:p text:style-name="P1"><text:span text:style-name="T3">【〔</text:span><text:span text:style-name="T3">int memblock_reserve(phys_addr_t base, phys_addr_t size);</text:span><text:span text:style-name="T3">〕】</text:span></text:p>
          <text:p text:style-name="P1"><text:span text:style-name="T3"/></text:p>
          <text:p text:style-name="P1"><text:span text:style-name="T3">- memory </text:span><text:span text:style-name="T3">멤버 초기화</text:span></text:p>
          <text:p text:style-name="P1"><text:span text:style-name="T3">【〔</text:span><text:span text:style-name="T3">int memblock_add(phys_addr_t base, phys_addr_t size);</text:span><text:span text:style-name="T3">〕】</text:span></text:p>
          <text:p text:style-name="P1"><text:span text:style-name="T3"/></text:p>
          <text:p text:style-name="P1"><text:span text:style-name="T3">- </text:span><text:span text:style-name="T4">memblock </text:span><text:span text:style-name="T3">구조체의 </text:span><text:span text:style-name="T3">memory</text:span><text:span text:style-name="T3">와 </text:span><text:span text:style-name="T3">reserved </text:span><text:span text:style-name="T3">멤버를 초기화는 공통 함수</text:span></text:p>
          <text:p text:style-name="P1"><text:span text:style-name="T3"><text:s text:c="2"/></text:span><text:span text:style-name="T3">(memblock_reserve(), memblock_add() </text:span><text:span text:style-name="T3">함수 내부에서 호출</text:span><text:span text:style-name="T3">)</text:span></text:p>
          <text:p text:style-name="P1"><text:span text:style-name="T3">【〔</text:span><text:span text:style-name="T3">mm/memblock.c-int memblock_add_region(struct memblock_type *type, phys_addr_t base, phys_addr_t size, int nid);</text:span><text:span text:style-name="T3">〕】</text:span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0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CustomShape 1" draw:style-name="gr1" draw:text-style-name="P2" draw:layer="layout" svg:width="1.197cm" svg:height="1.197cm" svg:x="0.8cm" svg:y="1.8cm">
          <text:p text:style-name="P1"><text:span text:style-name="T1">[0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3.997cm" svg:height="1.197cm" svg:x="2cm" svg:y="1.8cm">
          <text:p text:style-name="P1"><text:span text:style-name="T1">phys_addr_t base;</text:span></text:p>
          <text:p text:style-name="P1"><text:span text:style-name="T1">phys_addr_t size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2.197cm" svg:height="1.197cm" svg:x="4cm" svg:y="6.2cm">
          <text:p text:style-name="P3"><text:span text:style-name="T3">[0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draw:layer="layout" svg:width="2.197cm" svg:height="1.197cm" svg:x="4cm" svg:y="7.4cm">
          <text:p text:style-name="P3"><text:span text:style-name="T6">[1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4" draw:text-style-name="P4" draw:layer="layout" svg:width="1.597cm" svg:height="1.997cm" svg:x="7.2cm" svg:y="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4" draw:text-style-name="P4" draw:layer="layout" svg:width="1.597cm" svg:height="1.997cm" svg:x="8.8cm" svg:y="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4" draw:text-style-name="P4" draw:layer="layout" svg:width="1.597cm" svg:height="1.997cm" svg:x="10.4cm" svg:y="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4" draw:text-style-name="P4" draw:layer="layout" svg:width="1.597cm" svg:height="1.997cm" svg:x="12cm" svg:y="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4" draw:text-style-name="P4" draw:layer="layout" svg:width="1.597cm" svg:height="1.997cm" svg:x="13.6cm" svg:y="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4" draw:text-style-name="P4" draw:layer="layout" svg:width="1.597cm" svg:height="1.997cm" svg:x="15.2cm" svg:y="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4" draw:text-style-name="P4" draw:layer="layout" svg:width="1.597cm" svg:height="1.997cm" svg:x="16.8cm" svg:y="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4" draw:text-style-name="P4" draw:layer="layout" svg:width="1.597cm" svg:height="1.997cm" svg:x="18.4cm" svg:y="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4" draw:text-style-name="P4" draw:layer="layout" svg:width="1.597cm" svg:height="1.997cm" svg:x="20cm" svg:y="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5" draw:text-style-name="P2" draw:layer="layout" svg:width="1.468cm" svg:height="0.777cm" svg:x="2.748cm" svg:y="5.8cm">
          <text:p text:style-name="P1"><text:span text:style-name="T6">b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4" draw:text-style-name="P4" draw:layer="layout" svg:width="2.197cm" svg:height="1.197cm" svg:x="4cm" svg:y="8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4" draw:text-style-name="P4" draw:layer="layout" svg:width="2.197cm" svg:height="1.197cm" svg:x="4cm" svg:y="9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4" draw:text-style-name="P4" draw:layer="layout" svg:width="2.197cm" svg:height="1.197cm" svg:x="4cm" svg:y="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4" draw:text-style-name="P4" draw:layer="layout" svg:width="2.197cm" svg:height="1.197cm" svg:x="4cm" svg:y="12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4" draw:text-style-name="P4" draw:layer="layout" svg:width="2.197cm" svg:height="1.197cm" svg:x="4cm" svg:y="13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5" draw:text-style-name="P2" draw:layer="layout" svg:width="1.468cm" svg:height="0.777cm" svg:x="2.729cm" svg:y="7cm">
          <text:p text:style-name="P1"><text:span text:style-name="T6">b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" draw:text-style-name="P2" draw:layer="layout" svg:width="1.468cm" svg:height="0.777cm" svg:x="2.729cm" svg:y="8.2cm">
          <text:p text:style-name="P1"><text:span text:style-name="T6">b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" draw:text-style-name="P2" draw:layer="layout" svg:width="1.468cm" svg:height="0.777cm" svg:x="2.729cm" svg:y="9.42cm">
          <text:p text:style-name="P1"><text:span text:style-name="T6">b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" draw:text-style-name="P2" draw:layer="layout" svg:width="1.468cm" svg:height="0.777cm" svg:x="2.729cm" svg:y="10.52cm">
          <text:p text:style-name="P1"><text:span text:style-name="T6">b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5" draw:text-style-name="P2" draw:layer="layout" svg:width="1.468cm" svg:height="0.777cm" svg:x="2.729cm" svg:y="11.8cm">
          <text:p text:style-name="P1"><text:span text:style-name="T6">b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5" draw:text-style-name="P2" draw:layer="layout" svg:width="1.468cm" svg:height="0.777cm" svg:x="2.729cm" svg:y="13cm">
          <text:p text:style-name="P1"><text:span text:style-name="T6">b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0" draw:layer="layout" svg:width="14.848cm" svg:height="11.136cm" svg:x="3.075cm" svg:y="2.257cm" draw:page-number="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CustomShape 1" draw:style-name="gr1" draw:text-style-name="P2" draw:layer="layout" svg:width="3.997cm" svg:height="1.197cm" svg:x="2.6cm" svg:y="4.3cm">
          <text:p text:style-name="P1"><text:span text:style-name="T1">phys_addr_t base;</text:span></text:p>
          <text:p text:style-name="P1"><text:span text:style-name="T1">phys_addr_t size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3.997cm" svg:height="1.197cm" svg:x="2.6cm" svg:y="5.5cm">
          <text:p text:style-name="P1"><text:span text:style-name="T1">phys_addr_t base;</text:span></text:p>
          <text:p text:style-name="P1"><text:span text:style-name="T1">phys_addr_t size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5.197cm" svg:height="1.197cm" svg:x="1.4cm" svg:y="6.7cm">
          <text:p text:style-name="P3"><text:span text:style-name="T2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draw:layer="layout" svg:width="3.997cm" svg:height="1.197cm" svg:x="2.6cm" svg:y="7.9cm">
          <text:p text:style-name="P1"><text:span text:style-name="T1">phys_addr_t base;</text:span></text:p>
          <text:p text:style-name="P1"><text:span text:style-name="T1">phys_addr_t size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" draw:text-style-name="P2" draw:layer="layout" svg:width="1.197cm" svg:height="1.197cm" svg:x="1.4cm" svg:y="4.3cm">
          <text:p text:style-name="P3"><text:span text:style-name="T1">[0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" draw:text-style-name="P2" draw:layer="layout" svg:width="1.197cm" svg:height="1.197cm" svg:x="1.4cm" svg:y="5.5cm">
          <text:p text:style-name="P3"><text:span text:style-name="T1">[1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" draw:text-style-name="P2" draw:layer="layout" svg:width="1.197cm" svg:height="1.197cm" svg:x="1.4cm" svg:y="7.9cm">
          <text:p text:style-name="P1"><text:span text:style-name="T1">[127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" draw:text-style-name="P2" draw:layer="layout" svg:width="5.197cm" svg:height="1.197cm" svg:x="1.4cm" svg:y="0.7cm">
          <text:p text:style-name="P3"><text:span text:style-name="T3">memory.cnt =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" draw:text-style-name="P2" draw:layer="layout" svg:width="5.197cm" svg:height="1.197cm" svg:x="1.4cm" svg:y="1.9cm">
          <text:p text:style-name="P3"><text:span text:style-name="T3">memory.max = 12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" draw:text-style-name="P2" draw:layer="layout" svg:width="5.197cm" svg:height="1.197cm" svg:x="1.4cm" svg:y="3.1cm">
          <text:p text:style-name="P3"><text:span text:style-name="T3">memory.total_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" draw:text-style-name="P2" draw:layer="layout" svg:width="3.997cm" svg:height="1.197cm" svg:x="2.6cm" svg:y="12.9cm">
          <text:p text:style-name="P1"><text:span text:style-name="T1">phys_addr_t base;</text:span></text:p>
          <text:p text:style-name="P1"><text:span text:style-name="T1">phys_addr_t size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" draw:text-style-name="P2" draw:layer="layout" svg:width="3.997cm" svg:height="1.197cm" svg:x="2.6cm" svg:y="14.1cm">
          <text:p text:style-name="P1"><text:span text:style-name="T1">phys_addr_t base;</text:span></text:p>
          <text:p text:style-name="P1"><text:span text:style-name="T1">phys_addr_t size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" draw:text-style-name="P2" draw:layer="layout" svg:width="5.197cm" svg:height="1.197cm" svg:x="1.4cm" svg:y="15.3cm">
          <text:p text:style-name="P3"><text:span text:style-name="T2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" draw:text-style-name="P2" draw:layer="layout" svg:width="3.997cm" svg:height="1.197cm" svg:x="2.6cm" svg:y="16.5cm">
          <text:p text:style-name="P1"><text:span text:style-name="T1">phys_addr_t base;</text:span></text:p>
          <text:p text:style-name="P1"><text:span text:style-name="T1">phys_addr_t size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" draw:text-style-name="P2" draw:layer="layout" svg:width="1.197cm" svg:height="1.197cm" svg:x="1.4cm" svg:y="12.9cm">
          <text:p text:style-name="P3"><text:span text:style-name="T1">[0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" draw:text-style-name="P2" draw:layer="layout" svg:width="1.197cm" svg:height="1.197cm" svg:x="1.4cm" svg:y="14.1cm">
          <text:p text:style-name="P3"><text:span text:style-name="T1">[1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" draw:text-style-name="P2" draw:layer="layout" svg:width="1.197cm" svg:height="1.197cm" svg:x="1.4cm" svg:y="16.5cm">
          <text:p text:style-name="P3"><text:span text:style-name="T1">[127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" draw:text-style-name="P2" draw:layer="layout" svg:width="5.197cm" svg:height="1.197cm" svg:x="1.4cm" svg:y="9.3cm">
          <text:p text:style-name="P3"><text:span text:style-name="T3">memory.cnt =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" draw:text-style-name="P2" draw:layer="layout" svg:width="5.197cm" svg:height="1.197cm" svg:x="1.4cm" svg:y="10.5cm">
          <text:p text:style-name="P3"><text:span text:style-name="T3">memory.max = 12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" draw:text-style-name="P2" draw:layer="layout" svg:width="5.197cm" svg:height="1.197cm" svg:x="1.4cm" svg:y="11.7cm">
          <text:p text:style-name="P3"><text:span text:style-name="T3">memory.total_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" draw:text-style-name="P2" draw:layer="layout" svg:width="5.197cm" svg:height="1.197cm" svg:x="1.4cm" svg:y="17.9cm">
          <text:p text:style-name="P3"><text:span text:style-name="T3">current_limit = !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" draw:text-style-name="P4" draw:layer="layout" svg:width="6.398cm" svg:height="18.997cm" svg:x="0.6cm" svg:y="0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4" draw:text-style-name="P4" draw:layer="layout" svg:width="0.597cm" svg:height="8.359cm" svg:x="1cm" svg:y="0.7cm">
          <text:p/>
          <draw:enhanced-geometry draw:mirror-horizontal="false" draw:mirror-vertical="false" svg:viewBox="0 0 0 0" draw:text-areas="?f7 ?f8 ?f10 ?f9" draw:type="ooxml-leftBracket" draw:modifiers="1800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CustomShape 24" draw:style-name="gr4" draw:text-style-name="P4" draw:layer="layout" svg:width="0.597cm" svg:height="8.329cm" svg:x="1cm" svg:y="9.3cm">
          <text:p/>
          <draw:enhanced-geometry draw:mirror-horizontal="false" draw:mirror-vertical="false" svg:viewBox="0 0 0 0" draw:text-areas="?f7 ?f8 ?f10 ?f9" draw:type="ooxml-leftBracket" draw:modifiers="1800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CustomShape 25" draw:style-name="gr15" draw:text-style-name="P12" draw:layer="layout" svg:width="2.379cm" svg:height="1.197cm" svg:x="10.217cm" svg:y="8.4cm">
          <text:p text:style-name="P11"><text:span text:style-name="T9">PFN[0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5" draw:text-style-name="P12" draw:layer="layout" svg:width="2.379cm" svg:height="1.197cm" svg:x="10.217cm" svg:y="9.6cm">
          <text:p text:style-name="P11"><text:span text:style-name="T10">PFN[1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6" draw:text-style-name="P4" draw:layer="layout" svg:width="2.379cm" svg:height="1.197cm" svg:x="10.217cm" svg:y="10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6" draw:text-style-name="P4" draw:layer="layout" svg:width="2.379cm" svg:height="1.197cm" svg:x="10.217cm" svg:y="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6" draw:text-style-name="P4" draw:layer="layout" svg:width="2.379cm" svg:height="1.197cm" svg:x="10.217cm" svg:y="13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6" draw:text-style-name="P4" draw:layer="layout" svg:width="2.379cm" svg:height="1.197cm" svg:x="10.217cm" svg:y="14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7" draw:text-style-name="P2" draw:layer="layout" svg:width="2.379cm" svg:height="1.197cm" svg:x="10.217cm" svg:y="15.6cm">
          <text:p text:style-name="P3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18" draw:text-style-name="P4" draw:layer="layout" svg:width="0.214cm" svg:height="1.798cm" svg:x="10cm" svg:y="8.4cm">
          <text:p/>
          <draw:enhanced-geometry draw:mirror-horizontal="false" draw:mirror-vertical="false" svg:viewBox="0 0 0 0" draw:text-areas="?f7 ?f8 ?f10 ?f9" draw:type="ooxml-leftBracket" draw:modifiers="1800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line draw:name="Line 33" draw:style-name="gr19" draw:text-style-name="P4" draw:layer="layout" svg:x1="10.217cm" svg:y1="11.6cm" svg:x2="12.598cm" svg:y2="11.6cm">
          <text:p/>
        </draw:line>
        <draw:line draw:name="Line 34" draw:style-name="gr19" draw:text-style-name="P4" draw:layer="layout" svg:x1="10.217cm" svg:y1="12.8cm" svg:x2="12.598cm" svg:y2="12.8cm">
          <text:p/>
        </draw:line>
        <draw:line draw:name="Line 35" draw:style-name="gr19" draw:text-style-name="P4" draw:layer="layout" svg:x1="10.217cm" svg:y1="10.2cm" svg:x2="12.598cm" svg:y2="10.2cm">
          <text:p/>
        </draw:line>
        <draw:line draw:name="Line 36" draw:style-name="gr19" draw:text-style-name="P4" draw:layer="layout" svg:x1="10.217cm" svg:y1="14.8cm" svg:x2="12.598cm" svg:y2="14.8cm">
          <text:p/>
        </draw:line>
        <draw:line draw:name="Line 37" draw:style-name="gr19" draw:text-style-name="P4" draw:layer="layout" svg:x1="10.217cm" svg:y1="16.6cm" svg:x2="12.598cm" svg:y2="16.6cm">
          <text:p/>
        </draw:line>
        <draw:custom-shape draw:name="CustomShape 38" draw:style-name="gr18" draw:text-style-name="P4" draw:layer="layout" svg:width="0.214cm" svg:height="1.998cm" svg:x="10cm" svg:y="12.8cm">
          <text:p/>
          <draw:enhanced-geometry draw:mirror-horizontal="false" draw:mirror-vertical="false" svg:viewBox="0 0 0 0" draw:text-areas="?f7 ?f8 ?f10 ?f9" draw:type="ooxml-leftBracket" draw:modifiers="1800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CustomShape 39" draw:style-name="gr18" draw:text-style-name="P4" draw:layer="layout" svg:width="0.214cm" svg:height="1.398cm" svg:x="10cm" svg:y="10.2cm">
          <text:p/>
          <draw:enhanced-geometry draw:mirror-horizontal="false" draw:mirror-vertical="false" svg:viewBox="0 0 0 0" draw:text-areas="?f7 ?f8 ?f10 ?f9" draw:type="ooxml-leftBracket" draw:modifiers="1800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CustomShape 40" draw:style-name="gr18" draw:text-style-name="P4" draw:layer="layout" svg:width="0.214cm" svg:height="1.798cm" svg:x="10cm" svg:y="14.8cm">
          <text:p/>
          <draw:enhanced-geometry draw:mirror-horizontal="false" draw:mirror-vertical="false" svg:viewBox="0 0 0 0" draw:text-areas="?f7 ?f8 ?f10 ?f9" draw:type="ooxml-leftBracket" draw:modifiers="2860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CustomShape 41" draw:style-name="gr18" draw:text-style-name="P4" draw:layer="layout" svg:width="0.214cm" svg:height="1.198cm" svg:x="10cm" svg:y="11.6cm">
          <text:p/>
          <draw:enhanced-geometry draw:mirror-horizontal="false" draw:mirror-vertical="false" svg:viewBox="0 0 0 0" draw:text-areas="?f7 ?f8 ?f10 ?f9" draw:type="ooxml-leftBracket" draw:modifiers="1800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line draw:name="Line 42" draw:style-name="gr9" draw:text-style-name="P4" draw:layer="layout" svg:x1="6.597cm" svg:y1="4.8cm" svg:x2="10cm" svg:y2="8.8cm">
          <text:p/>
        </draw:line>
        <draw:line draw:name="Line 43" draw:style-name="gr9" draw:text-style-name="P4" draw:layer="layout" svg:x1="6.597cm" svg:y1="6.2cm" svg:x2="10cm" svg:y2="10.6cm">
          <text:p/>
        </draw:line>
        <draw:line draw:name="Line 44" draw:style-name="gr9" draw:text-style-name="P4" draw:layer="layout" svg:x1="6.597cm" svg:y1="8.6cm" svg:x2="10cm" svg:y2="15.6cm">
          <text:p/>
        </draw:line>
        <draw:custom-shape draw:name="CustomShape 45" draw:style-name="gr1" draw:text-style-name="P2" draw:layer="layout" svg:width="3.997cm" svg:height="1.598cm" svg:x="18.5cm" svg:y="8cm">
          <text:p text:style-name="P1"><text:span text:style-name="T1">phys_addr_t start;</text:span></text:p>
          <text:p text:style-name="P1"><text:span text:style-name="T1">phys_addr_t size;</text:span></text:p>
          <text:p text:style-name="P1"><text:span text:style-name="T1">Int highmem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1" draw:text-style-name="P2" draw:layer="layout" svg:width="1.197cm" svg:height="1.598cm" svg:x="17.3cm" svg:y="8cm">
          <text:p text:style-name="P3"><text:span text:style-name="T1">[2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1" draw:text-style-name="P2" draw:layer="layout" svg:width="3.997cm" svg:height="1.598cm" svg:x="18.5cm" svg:y="9.6cm">
          <text:p text:style-name="P1"><text:span text:style-name="T1">phys_addr_t start;</text:span></text:p>
          <text:p text:style-name="P1"><text:span text:style-name="T1">phys_addr_t size;</text:span></text:p>
          <text:p text:style-name="P1"><text:span text:style-name="T1">Int highmem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1" draw:text-style-name="P2" draw:layer="layout" svg:width="1.197cm" svg:height="1.598cm" svg:x="17.3cm" svg:y="9.6cm">
          <text:p text:style-name="P3"><text:span text:style-name="T1">[3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1" draw:text-style-name="P2" draw:layer="layout" svg:width="3.997cm" svg:height="1.598cm" svg:x="18.5cm" svg:y="4.801cm">
          <text:p text:style-name="P1"><text:span text:style-name="T1">phys_addr_t start;</text:span></text:p>
          <text:p text:style-name="P1"><text:span text:style-name="T1">phys_addr_t size;</text:span></text:p>
          <text:p text:style-name="P1"><text:span text:style-name="T1">Int highmem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1" draw:text-style-name="P2" draw:layer="layout" svg:width="1.197cm" svg:height="1.598cm" svg:x="17.3cm" svg:y="4.801cm">
          <text:p text:style-name="P3"><text:span text:style-name="T1">[0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1" draw:text-style-name="P2" draw:layer="layout" svg:width="3.997cm" svg:height="1.598cm" svg:x="18.5cm" svg:y="6.401cm">
          <text:p text:style-name="P1"><text:span text:style-name="T1">phys_addr_t start;</text:span></text:p>
          <text:p text:style-name="P1"><text:span text:style-name="T1">phys_addr_t size;</text:span></text:p>
          <text:p text:style-name="P1"><text:span text:style-name="T1">Int highmem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1" draw:text-style-name="P2" draw:layer="layout" svg:width="1.197cm" svg:height="1.598cm" svg:x="17.3cm" svg:y="6.401cm">
          <text:p text:style-name="P3"><text:span text:style-name="T1">[1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1" draw:text-style-name="P2" draw:layer="layout" svg:width="3.997cm" svg:height="1.598cm" svg:x="18.5cm" svg:y="14.399cm">
          <text:p text:style-name="P1"><text:span text:style-name="T1">phys_addr_t start;</text:span></text:p>
          <text:p text:style-name="P1"><text:span text:style-name="T1">phys_addr_t size;</text:span></text:p>
          <text:p text:style-name="P1"><text:span text:style-name="T1">Int highmem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1" draw:text-style-name="P2" draw:layer="layout" svg:width="1.197cm" svg:height="1.598cm" svg:x="17.3cm" svg:y="14.399cm">
          <text:p text:style-name="P3"><text:span text:style-name="T1">[6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1" draw:text-style-name="P2" draw:layer="layout" svg:width="3.997cm" svg:height="1.598cm" svg:x="18.5cm" svg:y="15.999cm">
          <text:p text:style-name="P1"><text:span text:style-name="T1">phys_addr_t start;</text:span></text:p>
          <text:p text:style-name="P1"><text:span text:style-name="T1">phys_addr_t size;</text:span></text:p>
          <text:p text:style-name="P1"><text:span text:style-name="T1">Int highmem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1" draw:text-style-name="P2" draw:layer="layout" svg:width="1.197cm" svg:height="1.598cm" svg:x="17.3cm" svg:y="15.999cm">
          <text:p text:style-name="P3"><text:span text:style-name="T1">[7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1" draw:text-style-name="P2" draw:layer="layout" svg:width="3.997cm" svg:height="1.598cm" svg:x="18.5cm" svg:y="11.2cm">
          <text:p text:style-name="P1"><text:span text:style-name="T1">phys_addr_t start;</text:span></text:p>
          <text:p text:style-name="P1"><text:span text:style-name="T1">phys_addr_t size;</text:span></text:p>
          <text:p text:style-name="P1"><text:span text:style-name="T1">Int highmem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1" draw:text-style-name="P2" draw:layer="layout" svg:width="1.197cm" svg:height="1.598cm" svg:x="17.3cm" svg:y="11.2cm">
          <text:p text:style-name="P3"><text:span text:style-name="T1">[4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1" draw:text-style-name="P2" draw:layer="layout" svg:width="3.997cm" svg:height="1.598cm" svg:x="18.5cm" svg:y="12.8cm">
          <text:p text:style-name="P1"><text:span text:style-name="T1">phys_addr_t start;</text:span></text:p>
          <text:p text:style-name="P1"><text:span text:style-name="T1">phys_addr_t size;</text:span></text:p>
          <text:p text:style-name="P1"><text:span text:style-name="T1">Int highmem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" draw:style-name="gr1" draw:text-style-name="P2" draw:layer="layout" svg:width="1.197cm" svg:height="1.598cm" svg:x="17.3cm" svg:y="12.8cm">
          <text:p text:style-name="P3"><text:span text:style-name="T1">[5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" draw:style-name="gr3" draw:text-style-name="P4" draw:layer="layout" svg:width="5.597cm" svg:height="14.598cm" svg:x="17.101cm" svg:y="4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" draw:style-name="gr1" draw:text-style-name="P2" draw:layer="layout" svg:width="5.197cm" svg:height="1.197cm" svg:x="17.301cm" svg:y="17.801cm">
          <text:p text:style-name="P3"><text:span text:style-name="T3">Int nr_banks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" draw:style-name="gr5" draw:text-style-name="P2" draw:layer="layout" svg:width="3.993cm" svg:height="0.821cm" svg:x="17.7cm" svg:y="19.1cm">
          <text:p text:style-name="P1"><text:span text:style-name="T11">struct mem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4" draw:style-name="gr9" draw:text-style-name="P4" draw:layer="layout" svg:x1="17.3cm" svg:y1="5.6cm" svg:x2="12.596cm" svg:y2="8.4cm">
          <text:p/>
        </draw:line>
        <draw:line draw:name="Line 65" draw:style-name="gr9" draw:text-style-name="P4" draw:layer="layout" svg:x1="17.3cm" svg:y1="13.6cm" svg:x2="12.596cm" svg:y2="15.597cm">
          <text:p/>
        </draw:line>
        <draw:custom-shape draw:name="TextShape 66" draw:style-name="gr5" draw:text-style-name="P2" draw:layer="layout" svg:width="2.99cm" svg:height="0.724cm" svg:x="11.487cm" svg:y="14.265cm">
          <text:p text:style-name="P1"><text:span text:style-name="T12">high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7" draw:style-name="gr9" draw:text-style-name="P4" draw:layer="layout" svg:x1="17.3cm" svg:y1="15.2cm" svg:x2="12.596cm" svg:y2="18.001cm">
          <text:p/>
        </draw:line>
        <draw:custom-shape draw:name="TextShape 68" draw:style-name="gr20" draw:text-style-name="P13" draw:layer="layout" svg:width="1.399cm" svg:height="0.724cm" svg:x="13.7cm" svg:y="6.9cm">
          <text:p text:style-name="P3"><text:span text:style-name="T12">m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9" draw:style-name="gr21" draw:text-style-name="P13" draw:layer="layout" svg:width="2.399cm" svg:height="0.724cm" svg:x="14.4cm" svg:y="13.8cm">
          <text:p text:style-name="P3"><text:span text:style-name="T12">max_l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0" draw:style-name="gr22" draw:text-style-name="P13" draw:layer="layout" svg:width="2.399cm" svg:height="0.724cm" svg:x="13.7cm" svg:y="16.2cm">
          <text:p text:style-name="P3"><text:span text:style-name="T12">max_high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3" draw:text-style-name="P14" draw:layer="layout" svg:width="8.6cm" svg:height="5.2cm" svg:x="8.2cm" svg:y="0.6cm">
          <text:p text:style-name="P1"><text:span text:style-name="T12">- PFN</text:span><text:span text:style-name="T12">은 메모리를 </text:span><text:span text:style-name="T12">4KB </text:span><text:span text:style-name="T12">크기로 나누었을 때</text:span></text:p>
          <text:p text:style-name="P1"><text:span text:style-name="T12"><text:s/></text:span><text:span text:style-name="T12">각 각의 고유한 블록의 구분 번호</text:span></text:p>
          <text:p text:style-name="P1"><text:span text:style-name="T12"/></text:p>
          <text:p text:style-name="P1"><text:span text:style-name="T12">- </text:span><text:span text:style-name="T12">메모리를 나었을 때 </text:span><text:span text:style-name="T12">2</text:span><text:span text:style-name="T12">개 또는 그 이상에</text:span></text:p>
          <text:p text:style-name="P1"><text:span text:style-name="T12">걸쳐 메모리가 나누어 질 수 있음을 주황색</text:span></text:p>
          <text:p text:style-name="P1"><text:span text:style-name="T12"><text:s/></text:span><text:span text:style-name="T12">선으로 표시함</text:span></text:p>
          <text:p text:style-name="P1"><text:span text:style-name="T12"/></text:p>
          <text:p text:style-name="P1"><text:span text:style-name="T12">- </text:span><text:span text:style-name="T12">구조체 </text:span><text:span text:style-name="T12">meminfo</text:span><text:span text:style-name="T12">의 </text:span><text:span text:style-name="T12">bank </text:span><text:span text:style-name="T12">멤버의 </text:span></text:p>
          <text:p text:style-name="P1"><text:span text:style-name="T12">0</text:span><text:span text:style-name="T12">번 인덱스를 </text:span><text:span text:style-name="T12">'min', high memory</text:span><text:span text:style-name="T12">를</text:span></text:p>
          <text:p text:style-name="P1"><text:span text:style-name="T12">'max_high', </text:span><text:span text:style-name="T12">이 전을 </text:span><text:span text:style-name="T12">'max_low'</text:span><text:span text:style-name="T12">로 지칭</text:span></text:p>
          <draw:enhanced-geometry svg:viewBox="0 0 21600 21600" draw:text-areas="800 800 20800 20800" draw:type="round-rectangular-callout" draw:modifiers="5931.7753749564 32348.08690636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name="Line 64" draw:style-name="gr9" draw:text-style-name="P4" draw:layer="layout" svg:x1="24.6cm" svg:y1="3.2cm" svg:x2="21cm" svg:y2="3.2cm">
          <text:p/>
        </draw:line>
        <draw:line draw:name="Line 64" draw:style-name="gr9" draw:text-style-name="P4" draw:layer="layout" svg:x1="13.4cm" svg:y1="10.8cm" svg:x2="12.597cm" svg:y2="10.8cm">
          <text:p/>
        </draw:line>
        <draw:custom-shape draw:name="TextShape 66" draw:style-name="gr5" draw:text-style-name="P2" draw:layer="layout" svg:width="2.99cm" svg:height="0.724cm" svg:x="22.2cm" svg:y="1.676cm">
          <text:p text:style-name="P1"><text:span text:style-name="T12">high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6" draw:style-name="gr5" draw:text-style-name="P15" draw:layer="layout" svg:width="1.4cm" svg:height="0.724cm" svg:x="13.2cm" svg:y="10.4cm">
          <text:p text:style-name="P14"><text:span text:style-name="T13">st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4" draw:style-name="gr9" draw:text-style-name="P4" draw:layer="layout" svg:x1="13.4cm" svg:y1="12cm" svg:x2="12.597cm" svg:y2="12cm">
          <text:p/>
        </draw:line>
        <draw:custom-shape draw:name="TextShape 66" draw:style-name="gr5" draw:text-style-name="P15" draw:layer="layout" svg:width="1.4cm" svg:height="0.724cm" svg:x="13.2cm" svg:y="11.6cm">
          <text:p text:style-name="P14"><text:span text:style-name="T13">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7" draw:text-style-name="P16" draw:layer="layout" svg:width="2.379cm" svg:height="1.197cm" svg:x="10.217cm" svg:y="16.8cm">
          <text:p text:style-name="P11"><text:span text:style-name="T14">PFN[n-1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7" draw:text-style-name="P12" draw:layer="layout" svg:width="2.379cm" svg:height="1.197cm" svg:x="10.217cm" svg:y="18.001cm">
          <text:p text:style-name="P11"><text:span text:style-name="T10">PFN[n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7" draw:style-name="gr19" draw:text-style-name="P4" draw:layer="layout" svg:x1="10.218cm" svg:y1="17.7cm" svg:x2="12.599cm" svg:y2="17.7cm">
          <text:p/>
        </draw:line>
        <draw:line draw:name="Line 37" draw:style-name="gr19" draw:text-style-name="P4" draw:layer="layout" svg:x1="10.219cm" svg:y1="18.4cm" svg:x2="12.6cm" svg:y2="18.4cm">
          <text:p/>
        </draw:line>
        <draw:custom-shape draw:name="CustomShape 40" draw:style-name="gr18" draw:text-style-name="P4" draw:layer="layout" svg:width="0.214cm" svg:height="1.798cm" svg:x="10.001cm" svg:y="16.618cm">
          <text:p/>
          <draw:enhanced-geometry draw:mirror-horizontal="false" draw:mirror-vertical="false" svg:viewBox="0 0 0 0" draw:text-areas="?f7 ?f8 ?f10 ?f9" draw:type="ooxml-leftBracket" draw:modifiers="2860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presentation:notes draw:style-name="dp2">
          <draw:page-thumbnail draw:style-name="gr10" draw:layer="layout" svg:width="14.848cm" svg:height="11.136cm" svg:x="3.075cm" svg:y="2.257cm" draw:page-number="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CustomShape 25" draw:style-name="gr15" draw:text-style-name="P13" draw:layer="layout" svg:width="2.197cm" svg:height="1.197cm" svg:x="15.6cm" svg:y="2.379cm">
          <text:p text:style-name="P3"><text:span text:style-name="T3">PFN[0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5" draw:text-style-name="P13" draw:layer="layout" svg:width="2.197cm" svg:height="1.197cm" svg:x="15.6cm" svg:y="3.579cm">
          <text:p text:style-name="P3"><text:span text:style-name="T6">PFN[1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6" draw:text-style-name="P4" draw:layer="layout" svg:width="2.197cm" svg:height="1.197cm" svg:x="15.6cm" svg:y="4.7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6" draw:text-style-name="P4" draw:layer="layout" svg:width="2.197cm" svg:height="1.197cm" svg:x="15.6cm" svg:y="5.9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6" draw:text-style-name="P4" draw:layer="layout" svg:width="2.197cm" svg:height="1.197cm" svg:x="15.6cm" svg:y="7.1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6" draw:text-style-name="P4" draw:layer="layout" svg:width="2.197cm" svg:height="1.197cm" svg:x="15.6cm" svg:y="8.3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7" draw:text-style-name="P13" draw:layer="layout" svg:width="2.197cm" svg:height="1.197cm" svg:x="15.6cm" svg:y="9.579cm">
          <text:p text:style-name="P3"><text:span text:style-name="T6">PFN[n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18" draw:text-style-name="P4" draw:layer="layout" svg:width="0.198cm" svg:height="1.798cm" svg:x="15.4cm" svg:y="2.379cm">
          <text:p/>
          <draw:enhanced-geometry draw:mirror-horizontal="false" draw:mirror-vertical="false" svg:viewBox="0 0 0 0" draw:text-areas="?f7 ?f8 ?f10 ?f9" draw:type="ooxml-leftBracket" draw:modifiers="1800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line draw:name="Line 33" draw:style-name="gr19" draw:text-style-name="P4" draw:layer="layout" svg:x1="15.6cm" svg:y1="5.579cm" svg:x2="17.799cm" svg:y2="5.579cm">
          <text:p/>
        </draw:line>
        <draw:line draw:name="Line 34" draw:style-name="gr19" draw:text-style-name="P4" draw:layer="layout" svg:x1="15.6cm" svg:y1="6.779cm" svg:x2="17.799cm" svg:y2="6.779cm">
          <text:p/>
        </draw:line>
        <draw:line draw:name="Line 35" draw:style-name="gr19" draw:text-style-name="P4" draw:layer="layout" svg:x1="15.6cm" svg:y1="4.179cm" svg:x2="17.799cm" svg:y2="4.179cm">
          <text:p/>
        </draw:line>
        <draw:line draw:name="Line 36" draw:style-name="gr19" draw:text-style-name="P4" draw:layer="layout" svg:x1="15.6cm" svg:y1="8.779cm" svg:x2="17.799cm" svg:y2="8.779cm">
          <text:p/>
        </draw:line>
        <draw:line draw:name="Line 37" draw:style-name="gr19" draw:text-style-name="P4" draw:layer="layout" svg:x1="15.6cm" svg:y1="10.579cm" svg:x2="17.799cm" svg:y2="10.579cm">
          <text:p/>
        </draw:line>
        <draw:custom-shape draw:name="CustomShape 38" draw:style-name="gr18" draw:text-style-name="P4" draw:layer="layout" svg:width="0.198cm" svg:height="1.998cm" svg:x="15.4cm" svg:y="6.779cm">
          <text:p/>
          <draw:enhanced-geometry draw:mirror-horizontal="false" draw:mirror-vertical="false" svg:viewBox="0 0 0 0" draw:text-areas="?f7 ?f8 ?f10 ?f9" draw:type="ooxml-leftBracket" draw:modifiers="1800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CustomShape 39" draw:style-name="gr18" draw:text-style-name="P4" draw:layer="layout" svg:width="0.198cm" svg:height="1.398cm" svg:x="15.4cm" svg:y="4.179cm">
          <text:p/>
          <draw:enhanced-geometry draw:mirror-horizontal="false" draw:mirror-vertical="false" svg:viewBox="0 0 0 0" draw:text-areas="?f7 ?f8 ?f10 ?f9" draw:type="ooxml-leftBracket" draw:modifiers="1800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CustomShape 40" draw:style-name="gr18" draw:text-style-name="P4" draw:layer="layout" svg:width="0.198cm" svg:height="1.798cm" svg:x="15.4cm" svg:y="8.779cm">
          <text:p/>
          <draw:enhanced-geometry draw:mirror-horizontal="false" draw:mirror-vertical="false" svg:viewBox="0 0 0 0" draw:text-areas="?f7 ?f8 ?f10 ?f9" draw:type="ooxml-leftBracket" draw:modifiers="2860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CustomShape 41" draw:style-name="gr18" draw:text-style-name="P4" draw:layer="layout" svg:width="0.198cm" svg:height="1.198cm" svg:x="15.4cm" svg:y="5.579cm">
          <text:p/>
          <draw:enhanced-geometry draw:mirror-horizontal="false" draw:mirror-vertical="false" svg:viewBox="0 0 0 0" draw:text-areas="?f7 ?f8 ?f10 ?f9" draw:type="ooxml-leftBracket" draw:modifiers="1800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CustomShape 45" draw:style-name="gr1" draw:text-style-name="P6" draw:layer="layout" svg:width="3.997cm" svg:height="1.598cm" svg:x="23.3cm" svg:y="3.679cm">
          <text:p text:style-name="P1"><text:span text:style-name="T1">phys_addr_t start;</text:span></text:p>
          <text:p text:style-name="P1"><text:span text:style-name="T1">phys_addr_t size;</text:span></text:p>
          <text:p text:style-name="P1"><text:span text:style-name="T1">Int highmem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1" draw:text-style-name="P13" draw:layer="layout" svg:width="1.197cm" svg:height="1.598cm" svg:x="22.1cm" svg:y="3.679cm">
          <text:p text:style-name="P3"><text:span text:style-name="T1">[2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1" draw:text-style-name="P6" draw:layer="layout" svg:width="3.997cm" svg:height="1.598cm" svg:x="23.3cm" svg:y="5.279cm">
          <text:p text:style-name="P1"><text:span text:style-name="T1">phys_addr_t start;</text:span></text:p>
          <text:p text:style-name="P1"><text:span text:style-name="T1">phys_addr_t size;</text:span></text:p>
          <text:p text:style-name="P1"><text:span text:style-name="T1">Int highmem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1" draw:text-style-name="P13" draw:layer="layout" svg:width="1.197cm" svg:height="1.598cm" svg:x="22.1cm" svg:y="5.279cm">
          <text:p text:style-name="P3"><text:span text:style-name="T1">[3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1" draw:text-style-name="P6" draw:layer="layout" svg:width="3.997cm" svg:height="1.598cm" svg:x="23.3cm" svg:y="0.48cm">
          <text:p text:style-name="P1"><text:span text:style-name="T1">phys_addr_t start;</text:span></text:p>
          <text:p text:style-name="P1"><text:span text:style-name="T1">phys_addr_t size;</text:span></text:p>
          <text:p text:style-name="P1"><text:span text:style-name="T1">Int highmem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1" draw:text-style-name="P13" draw:layer="layout" svg:width="1.197cm" svg:height="1.598cm" svg:x="22.1cm" svg:y="0.48cm">
          <text:p text:style-name="P3"><text:span text:style-name="T1">[0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1" draw:text-style-name="P6" draw:layer="layout" svg:width="3.997cm" svg:height="1.598cm" svg:x="23.3cm" svg:y="2.08cm">
          <text:p text:style-name="P1"><text:span text:style-name="T1">phys_addr_t start;</text:span></text:p>
          <text:p text:style-name="P1"><text:span text:style-name="T1">phys_addr_t size;</text:span></text:p>
          <text:p text:style-name="P1"><text:span text:style-name="T1">Int highmem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1" draw:text-style-name="P13" draw:layer="layout" svg:width="1.197cm" svg:height="1.598cm" svg:x="22.1cm" svg:y="2.08cm">
          <text:p text:style-name="P3"><text:span text:style-name="T1">[1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1" draw:text-style-name="P6" draw:layer="layout" svg:width="3.997cm" svg:height="1.598cm" svg:x="23.3cm" svg:y="10.078cm">
          <text:p text:style-name="P1"><text:span text:style-name="T1">phys_addr_t start;</text:span></text:p>
          <text:p text:style-name="P1"><text:span text:style-name="T1">phys_addr_t size;</text:span></text:p>
          <text:p text:style-name="P1"><text:span text:style-name="T1">Int highmem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1" draw:text-style-name="P13" draw:layer="layout" svg:width="1.197cm" svg:height="1.598cm" svg:x="22.1cm" svg:y="10.078cm">
          <text:p text:style-name="P3"><text:span text:style-name="T1">[6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1" draw:text-style-name="P6" draw:layer="layout" svg:width="3.997cm" svg:height="1.598cm" svg:x="23.3cm" svg:y="11.678cm">
          <text:p text:style-name="P1"><text:span text:style-name="T1">phys_addr_t start;</text:span></text:p>
          <text:p text:style-name="P1"><text:span text:style-name="T1">phys_addr_t size;</text:span></text:p>
          <text:p text:style-name="P1"><text:span text:style-name="T1">Int highmem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1" draw:text-style-name="P13" draw:layer="layout" svg:width="1.197cm" svg:height="1.598cm" svg:x="22.1cm" svg:y="11.678cm">
          <text:p text:style-name="P3"><text:span text:style-name="T1">[7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1" draw:text-style-name="P6" draw:layer="layout" svg:width="3.997cm" svg:height="1.598cm" svg:x="23.3cm" svg:y="6.879cm">
          <text:p text:style-name="P1"><text:span text:style-name="T1">phys_addr_t start;</text:span></text:p>
          <text:p text:style-name="P1"><text:span text:style-name="T1">phys_addr_t size;</text:span></text:p>
          <text:p text:style-name="P1"><text:span text:style-name="T1">Int highmem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1" draw:text-style-name="P13" draw:layer="layout" svg:width="1.197cm" svg:height="1.598cm" svg:x="22.1cm" svg:y="6.879cm">
          <text:p text:style-name="P3"><text:span text:style-name="T1">[4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1" draw:text-style-name="P6" draw:layer="layout" svg:width="3.997cm" svg:height="1.598cm" svg:x="23.3cm" svg:y="8.479cm">
          <text:p text:style-name="P1"><text:span text:style-name="T1">phys_addr_t start;</text:span></text:p>
          <text:p text:style-name="P1"><text:span text:style-name="T1">phys_addr_t size;</text:span></text:p>
          <text:p text:style-name="P1"><text:span text:style-name="T1">Int highmem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" draw:style-name="gr1" draw:text-style-name="P13" draw:layer="layout" svg:width="1.197cm" svg:height="1.598cm" svg:x="22.1cm" svg:y="8.479cm">
          <text:p text:style-name="P3"><text:span text:style-name="T1">[5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" draw:style-name="gr3" draw:text-style-name="P4" draw:layer="layout" svg:width="5.597cm" svg:height="14.598cm" svg:x="21.901cm" svg:y="0.2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" draw:style-name="gr1" draw:text-style-name="P13" draw:layer="layout" svg:width="5.197cm" svg:height="1.197cm" svg:x="22.101cm" svg:y="13.48cm">
          <text:p text:style-name="P3"><text:span text:style-name="T3">Int nr_banks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" draw:style-name="gr5" draw:text-style-name="P6" draw:layer="layout" svg:width="3.993cm" svg:height="0.821cm" svg:x="22.5cm" svg:y="14.779cm">
          <text:p text:style-name="P1"><text:span text:style-name="T11">struct mem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4" draw:style-name="gr9" draw:text-style-name="P4" draw:layer="layout" svg:x1="22.1cm" svg:y1="1.279cm" svg:x2="17.797cm" svg:y2="3.2cm">
          <text:p/>
        </draw:line>
        <draw:line draw:name="Line 65" draw:style-name="gr9" draw:text-style-name="P4" draw:layer="layout" svg:x1="22.1cm" svg:y1="9.279cm" svg:x2="17.797cm" svg:y2="8cm">
          <text:p/>
        </draw:line>
        <draw:custom-shape draw:name="TextShape 66" draw:style-name="gr5" draw:text-style-name="P6" draw:layer="layout" svg:width="2.99cm" svg:height="0.724cm" svg:x="17.61cm" svg:y="8.7cm">
          <text:p text:style-name="P1"><text:span text:style-name="T12">high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7" draw:style-name="gr9" draw:text-style-name="P4" draw:layer="layout" svg:x1="22.1cm" svg:y1="11cm" svg:x2="17.797cm" svg:y2="10.2cm">
          <text:p/>
        </draw:line>
        <draw:custom-shape draw:name="TextShape 68" draw:style-name="gr24" draw:text-style-name="P13" draw:layer="layout" svg:width="1.399cm" svg:height="0.724cm" svg:x="18.6cm" svg:y="1.679cm">
          <text:p text:style-name="P3"><text:span text:style-name="T12">m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9" draw:style-name="gr25" draw:text-style-name="P13" draw:layer="layout" svg:width="2.399cm" svg:height="0.724cm" svg:x="18.6cm" svg:y="7.676cm">
          <text:p text:style-name="P3"><text:span text:style-name="T12">max_l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0" draw:style-name="gr26" draw:text-style-name="P13" draw:layer="layout" svg:width="2.399cm" svg:height="0.724cm" svg:x="18.801cm" svg:y="9.762cm">
          <text:p text:style-name="P3"><text:span text:style-name="T12">max_high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4" draw:style-name="gr9" draw:text-style-name="P4" draw:layer="layout" svg:x1="18.6cm" svg:y1="4.779cm" svg:x2="17.797cm" svg:y2="4.779cm">
          <text:p/>
        </draw:line>
        <draw:custom-shape draw:name="TextShape 66" draw:style-name="gr5" draw:text-style-name="P17" draw:layer="layout" svg:width="1.4cm" svg:height="0.724cm" svg:x="18.4cm" svg:y="4.379cm">
          <text:p text:style-name="P14"><text:span text:style-name="T13">st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4" draw:style-name="gr9" draw:text-style-name="P4" draw:layer="layout" svg:x1="18.6cm" svg:y1="5.979cm" svg:x2="17.797cm" svg:y2="5.979cm">
          <text:p/>
        </draw:line>
        <draw:custom-shape draw:name="TextShape 66" draw:style-name="gr5" draw:text-style-name="P17" draw:layer="layout" svg:width="1.4cm" svg:height="0.724cm" svg:x="18.4cm" svg:y="5.579cm">
          <text:p text:style-name="P14"><text:span text:style-name="T13">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7" draw:text-style-name="P9" draw:layer="layout" svg:x1="15.4cm" svg:y1="2.379cm" svg:x2="13.6cm" svg:y2="2.379cm">
          <text:p/>
        </draw:line>
        <draw:line draw:style-name="gr27" draw:text-style-name="P9" draw:layer="layout" svg:x1="15.6cm" svg:y1="10.8cm" svg:x2="13.8cm" svg:y2="10.8cm">
          <text:p/>
        </draw:line>
        <draw:line draw:style-name="gr27" draw:text-style-name="P9" draw:layer="layout" svg:x1="15.598cm" svg:y1="8.779cm" svg:x2="13.798cm" svg:y2="8.779cm">
          <text:p/>
        </draw:line>
        <draw:line draw:style-name="gr28" draw:text-style-name="P9" draw:layer="layout" svg:x1="14.4cm" svg:y1="2.379cm" svg:x2="14.4cm" svg:y2="8.779cm">
          <text:p/>
        </draw:line>
        <draw:line draw:style-name="gr28" draw:text-style-name="P9" draw:layer="layout" svg:x1="14.4cm" svg:y1="8.7cm" svg:x2="14.4cm" svg:y2="10.8cm">
          <text:p/>
        </draw:line>
        <draw:frame draw:style-name="gr29" draw:text-style-name="P18" draw:layer="layout" svg:width="3.4cm" svg:height="0.78cm" svg:x="11.885cm" svg:y="6.658cm">
          <draw:text-box>
            <text:p text:style-name="P9"><text:span text:style-name="T15">zone_normal</text:span></text:p>
          </draw:text-box>
        </draw:frame>
        <draw:frame draw:style-name="gr29" draw:text-style-name="P18" draw:layer="layout" svg:width="2.9cm" svg:height="0.78cm" svg:x="12.4cm" svg:y="9.32cm">
          <draw:text-box>
            <text:p text:style-name="P9"><text:span text:style-name="T15">zone_high</text:span></text:p>
          </draw:text-box>
        </draw:frame>
        <draw:frame draw:style-name="gr30" draw:text-style-name="P20" draw:layer="layout" svg:width="14.2cm" svg:height="10.302cm" svg:x="0.2cm" svg:y="0.156cm">
          <draw:text-box>
            <text:p text:style-name="P19"><text:span text:style-name="T15">arm_bootmem_free() </text:span><text:span text:style-name="T15">함수 중 일부</text:span></text:p>
            <text:p text:style-name="P19"><text:span text:style-name="T15"/></text:p>
            <text:p text:style-name="P19"><text:span text:style-name="T15">// min </text:span><text:span text:style-name="T15">부터 </text:span><text:span text:style-name="T15">max_low</text:span><text:span text:style-name="T15">까지의 </text:span><text:span text:style-name="T15">pfn </text:span><text:span text:style-name="T15">개수를 구함</text:span></text:p>
            <text:p text:style-name="P19"><text:span text:style-name="T15">zone_size[ZONE_NORMAL/*0*/] = max_low – min;</text:span></text:p>
            <text:p text:style-name="P19"><text:span text:style-name="T15"/></text:p>
            <text:p text:style-name="P19"><text:span text:style-name="T15">// high memory</text:span><text:span text:style-name="T15">부터 </text:span><text:span text:style-name="T15">max_high</text:span><text:span text:style-name="T15">까지의 </text:span><text:span text:style-name="T15">pfn </text:span><text:span text:style-name="T15">개수</text:span></text:p>
            <text:p text:style-name="P19"><text:span text:style-name="T15">zone_size[ZONE_HIGHMEM/*1*/] = max_high – max_low;</text:span></text:p>
            <text:p text:style-name="P19"><text:span text:style-name="T15"/></text:p>
            <text:p text:style-name="P19"><text:span text:style-name="T15">if (start &lt; max_low) {</text:span></text:p>
            <text:p text:style-name="P19"><text:span text:style-name="T15"><text:s text:c="4"/></text:span><text:span text:style-name="T15">unsigned long low_end = min(end, max_low);</text:span></text:p>
            <text:p text:style-name="P19"><text:span text:style-name="T15"><text:s text:c="4"/></text:span><text:span text:style-name="T15">// max_low </text:span><text:span text:style-name="T15">전까지 </text:span><text:span text:style-name="T15">pfn </text:span><text:span text:style-name="T15">개수를 뺌</text:span></text:p>
            <text:p text:style-name="P19"><text:span text:style-name="T15"><text:s text:c="4"/></text:span><text:span text:style-name="T15">zhole_size[0] -= low_end – start; </text:span></text:p>
            <text:p text:style-name="P19"><text:span text:style-name="T15">}</text:span></text:p>
            <text:p text:style-name="P19"><text:span text:style-name="T15"/></text:p>
            <text:p text:style-name="P19"><text:span text:style-name="T15">if (end &gt; max_low) { <text:s text:c="11"/></text:span></text:p>
            <text:p text:style-name="P19"><text:span text:style-name="T15"><text:s text:c="4"/></text:span><text:span text:style-name="T15">unsigned long high_start = max(start, max_low); </text:span></text:p>
            <text:p text:style-name="P19"><text:span text:style-name="T15"><text:s text:c="4"/></text:span><text:span text:style-name="T15">zhole_size[ZONE_HIGHMEM] -= end - high_start;</text:span></text:p>
            <text:p text:style-name="P19"><text:span text:style-name="T15">}</text:span></text:p>
            <text:p text:style-name="P19"><text:span text:style-name="T15"/></text:p>
          </draw:text-box>
        </draw:frame>
        <draw:custom-shape draw:name="CustomShape 25" draw:style-name="gr15" draw:text-style-name="P13" draw:layer="layout" svg:width="2.197cm" svg:height="1.197cm" svg:x="6.723cm" svg:y="11.179cm">
          <text:p text:style-name="P3"><text:span text:style-name="T3">PFN[0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5" draw:text-style-name="P13" draw:layer="layout" svg:width="2.197cm" svg:height="1.197cm" svg:x="6.723cm" svg:y="12.379cm">
          <text:p text:style-name="P3"><text:span text:style-name="T6">PFN[1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6" draw:text-style-name="P4" draw:layer="layout" svg:width="2.197cm" svg:height="1.197cm" svg:x="6.723cm" svg:y="13.5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6" draw:text-style-name="P4" draw:layer="layout" svg:width="2.197cm" svg:height="1.197cm" svg:x="6.723cm" svg:y="14.7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6" draw:text-style-name="P4" draw:layer="layout" svg:width="2.197cm" svg:height="1.197cm" svg:x="6.723cm" svg:y="15.9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6" draw:text-style-name="P4" draw:layer="layout" svg:width="2.197cm" svg:height="1.197cm" svg:x="6.723cm" svg:y="17.1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7" draw:text-style-name="P13" draw:layer="layout" svg:width="2.197cm" svg:height="1.197cm" svg:x="6.723cm" svg:y="18.379cm">
          <text:p text:style-name="P3"><text:span text:style-name="T6">PFN[n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6" draw:style-name="gr19" draw:text-style-name="P4" draw:layer="layout" svg:x1="6.723cm" svg:y1="15.379cm" svg:x2="9.842cm" svg:y2="15.391cm">
          <text:p/>
        </draw:line>
        <draw:custom-shape draw:name="TextShape 66" draw:style-name="gr5" draw:text-style-name="P6" draw:layer="layout" svg:width="2.99cm" svg:height="0.724cm" svg:x="8.91cm" svg:y="14.73cm">
          <text:p text:style-name="P1"><text:span text:style-name="T12">high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4" draw:style-name="gr9" draw:text-style-name="P4" draw:layer="layout" svg:x1="9.723cm" svg:y1="13.583cm" svg:x2="8.92cm" svg:y2="13.583cm">
          <text:p/>
        </draw:line>
        <draw:custom-shape draw:name="TextShape 66" draw:style-name="gr5" draw:text-style-name="P17" draw:layer="layout" svg:width="1.4cm" svg:height="0.724cm" svg:x="9.5cm" svg:y="13.169cm">
          <text:p text:style-name="P14"><text:span text:style-name="T13">st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4" draw:style-name="gr9" draw:text-style-name="P4" draw:layer="layout" svg:x1="9.723cm" svg:y1="17.176cm" svg:x2="8.92cm" svg:y2="17.176cm">
          <text:p/>
        </draw:line>
        <draw:custom-shape draw:name="TextShape 66" draw:style-name="gr5" draw:text-style-name="P17" draw:layer="layout" svg:width="1.4cm" svg:height="0.724cm" svg:x="9.461cm" svg:y="16.776cm">
          <text:p text:style-name="P14"><text:span text:style-name="T13">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7" draw:text-style-name="P9" draw:layer="layout" svg:x1="6.523cm" svg:y1="11.179cm" svg:x2="4.723cm" svg:y2="11.179cm">
          <text:p/>
        </draw:line>
        <draw:line draw:style-name="gr27" draw:text-style-name="P9" draw:layer="layout" svg:x1="6.723cm" svg:y1="19.6cm" svg:x2="4.923cm" svg:y2="19.6cm">
          <text:p/>
        </draw:line>
        <draw:line draw:style-name="gr27" draw:text-style-name="P9" draw:layer="layout" svg:x1="6.721cm" svg:y1="17.579cm" svg:x2="4.921cm" svg:y2="17.579cm">
          <text:p/>
        </draw:line>
        <draw:line draw:style-name="gr28" draw:text-style-name="P9" draw:layer="layout" svg:x1="5.523cm" svg:y1="11.179cm" svg:x2="5.523cm" svg:y2="17.579cm">
          <text:p/>
        </draw:line>
        <draw:line draw:style-name="gr28" draw:text-style-name="P9" draw:layer="layout" svg:x1="5.523cm" svg:y1="17.5cm" svg:x2="5.523cm" svg:y2="19.6cm">
          <text:p/>
        </draw:line>
        <draw:frame draw:style-name="gr29" draw:text-style-name="P18" draw:layer="layout" svg:width="3.4cm" svg:height="0.78cm" svg:x="3.008cm" svg:y="15.458cm">
          <draw:text-box>
            <text:p text:style-name="P9"><text:span text:style-name="T15">zone_normal</text:span></text:p>
          </draw:text-box>
        </draw:frame>
        <draw:frame draw:style-name="gr29" draw:text-style-name="P18" draw:layer="layout" svg:width="2.9cm" svg:height="0.78cm" svg:x="3.523cm" svg:y="18.12cm">
          <draw:text-box>
            <text:p text:style-name="P9"><text:span text:style-name="T15">zone_high</text:span></text:p>
          </draw:text-box>
        </draw:frame>
        <draw:line draw:name="Line 64" draw:style-name="gr9" draw:text-style-name="P4" draw:layer="layout" svg:x1="9.723cm" svg:y1="15.993cm" svg:x2="8.92cm" svg:y2="15.993cm">
          <text:p/>
        </draw:line>
        <draw:custom-shape draw:name="TextShape 66" draw:style-name="gr5" draw:text-style-name="P17" draw:layer="layout" svg:width="2.3cm" svg:height="0.724cm" svg:x="9.5cm" svg:y="15.562cm">
          <text:p text:style-name="P3"><text:span text:style-name="T12">max_l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4" draw:style-name="gr9" draw:text-style-name="P4" draw:layer="layout" svg:x1="9.7cm" svg:y1="19.6cm" svg:x2="8.897cm" svg:y2="19.6cm">
          <text:p/>
        </draw:line>
        <draw:custom-shape draw:name="TextShape 66" draw:style-name="gr5" draw:text-style-name="P17" draw:layer="layout" svg:width="2.5cm" svg:height="0.724cm" svg:x="9.5cm" svg:y="19.2cm">
          <text:p text:style-name="P3"><text:span text:style-name="T12">max_hig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4" draw:style-name="gr9" draw:text-style-name="P4" draw:layer="layout" svg:x1="9.723cm" svg:y1="11.2cm" svg:x2="8.92cm" svg:y2="11.2cm">
          <text:p/>
        </draw:line>
        <draw:custom-shape draw:name="TextShape 68" draw:style-name="gr31" draw:text-style-name="P13" draw:layer="layout" svg:width="1.399cm" svg:height="0.724cm" svg:x="9.501cm" svg:y="10.8cm">
          <text:p text:style-name="P3"><text:span text:style-name="T12">m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2" draw:text-style-name="P9" draw:layer="layout" svg:width="0.4cm" svg:height="1.243cm" svg:x="11.6cm" svg:y="15.956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name="TextShape 66" draw:style-name="gr5" draw:text-style-name="P17" draw:layer="layout" svg:width="10.693cm" svg:height="0.724cm" svg:x="11.907cm" svg:y="16.149cm">
          <text:p text:style-name="P21"><text:span text:style-name="T13">zhole_size[0]</text:span><text:span text:style-name="T13">에는 </text:span><text:span text:style-name="T13">max_low</text:span><text:span text:style-name="T13">부터 </text:span><text:span text:style-name="T13">end</text:span><text:span text:style-name="T13">까지의 </text:span><text:span text:style-name="T13">pfn </text:span><text:span text:style-name="T13">개수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2" draw:text-style-name="P9" draw:layer="layout" svg:width="0.4cm" svg:height="2.262cm" svg:x="11.601cm" svg:y="13.474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name="TextShape 66" draw:style-name="gr5" draw:text-style-name="P17" draw:layer="layout" svg:width="5.677cm" svg:height="0.724cm" svg:x="11.908cm" svg:y="14.023cm">
          <text:p text:style-name="P21"><text:span text:style-name="T13">zhole_size[1]</text:span><text:span text:style-name="T13">에는 </text:span><text:span text:style-name="T13">start</text:span><text:span text:style-name="T13">부터</text:span></text:p>
          <text:p text:style-name="P21"><text:span text:style-name="T13">max_low</text:span><text:span text:style-name="T13">까지의 </text:span><text:span text:style-name="T13">pfn </text:span><text:span text:style-name="T13">개수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0" draw:layer="layout" svg:width="14.848cm" svg:height="11.136cm" svg:x="3.075cm" svg:y="2.257cm" draw:page-number="6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frame draw:style-name="gr30" draw:text-style-name="P20" draw:layer="layout" svg:width="26cm" svg:height="9.244cm" svg:x="0.2cm" svg:y="0.718cm">
          <draw:text-box>
            <text:p text:style-name="P19"><text:span text:style-name="T15">size = zones_size[j]</text:span></text:p>
            <text:p text:style-name="P19"><text:span text:style-name="T15">realsize = freesize = size – zholes_size[j];</text:span></text:p>
            <text:p text:style-name="P19"><text:span text:style-name="T15"/></text:p>
            <text:p text:style-name="P19"><text:span text:style-name="T15">calc_memmap_size(zones_size[j], (size – zholes_size[j]));</text:span></text:p>
            <text:p text:style-name="P19"><text:span text:style-name="T15"/></text:p>
            <text:p text:style-name="P19"><text:span text:style-name="T15">-----------------------------------------------------------------------</text:span></text:p>
            <text:p text:style-name="P19"><text:span text:style-name="T15"/></text:p>
            <text:p text:style-name="P19"><text:span text:style-name="T15">unsigned long calc_memmap_size(unsigned long spanned_pages, unsigned long present_pages)</text:span></text:p>
            <text:p text:style-name="P19"><text:span text:style-name="T15">{</text:span></text:p>
            <text:p text:style-name="P19"><text:span text:style-name="T15"><text:s text:c="4"/></text:span><text:span text:style-name="T15">unsigned long pages = spanned_pages;</text:span></text:p>
            <text:p text:style-name="P19"><text:span text:style-name="T15"/></text:p>
            <text:p text:style-name="P19"><text:span text:style-name="T15"><text:s text:c="4"/></text:span><text:span text:style-name="T15">if (zones_size[j] &gt; ((size - zholes_size[j]) + ((size - zholes_size[j]) &gt;&gt; 4))</text:span></text:p>
            <text:p text:style-name="P19"><text:span text:style-name="T15"><text:s text:c="8"/></text:span><text:span text:style-name="T15">pages = present_pages;</text:span></text:p>
            <text:p text:style-name="P19"><text:span text:style-name="T15"/></text:p>
            <text:p text:style-name="P19"><text:span text:style-name="T15"><text:s text:c="4"/></text:span><text:span text:style-name="T15">return PAGE_ALIGN(pages * sizeof(struct page)) &gt;&gt; PAGE_SHIFT;</text:span></text:p>
            <text:p text:style-name="P19"><text:span text:style-name="T15">}</text:span></text:p>
            <text:p text:style-name="P19"><text:span text:style-name="T15"/></text:p>
          </draw:text-box>
        </draw:frame>
        <draw:line draw:style-name="gr27" draw:text-style-name="P9" draw:layer="layout" svg:x1="12.968cm" svg:y1="9.643cm" svg:x2="11.168cm" svg:y2="9.643cm">
          <text:p/>
        </draw:line>
        <draw:custom-shape draw:name="CustomShape 25" draw:style-name="gr15" draw:text-style-name="P13" draw:layer="layout" svg:width="2.197cm" svg:height="1.197cm" svg:x="4.091cm" svg:y="10.022cm">
          <text:p text:style-name="P3"><text:span text:style-name="T3">PFN[0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5" draw:text-style-name="P13" draw:layer="layout" svg:width="2.197cm" svg:height="1.197cm" svg:x="4.091cm" svg:y="11.222cm">
          <text:p text:style-name="P3"><text:span text:style-name="T6">PFN[1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6" draw:text-style-name="P4" draw:layer="layout" svg:width="2.197cm" svg:height="1.197cm" svg:x="4.091cm" svg:y="12.4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6" draw:text-style-name="P4" draw:layer="layout" svg:width="2.197cm" svg:height="1.197cm" svg:x="4.091cm" svg:y="13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6" draw:text-style-name="P4" draw:layer="layout" svg:width="2.197cm" svg:height="1.197cm" svg:x="4.091cm" svg:y="14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6" draw:text-style-name="P4" draw:layer="layout" svg:width="2.197cm" svg:height="1.197cm" svg:x="4.091cm" svg:y="16.0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7" draw:text-style-name="P13" draw:layer="layout" svg:width="2.197cm" svg:height="1.197cm" svg:x="4.091cm" svg:y="17.222cm">
          <text:p text:style-name="P3"><text:span text:style-name="T6">PFN[n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6" draw:style-name="gr19" draw:text-style-name="P4" draw:layer="layout" svg:x1="4.091cm" svg:y1="14.222cm" svg:x2="7.21cm" svg:y2="14.234cm">
          <text:p/>
        </draw:line>
        <draw:custom-shape draw:name="TextShape 66" draw:style-name="gr5" draw:text-style-name="P6" draw:layer="layout" svg:width="2.99cm" svg:height="0.724cm" svg:x="6.278cm" svg:y="13.573cm">
          <text:p text:style-name="P1"><text:span text:style-name="T12">high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4" draw:style-name="gr9" draw:text-style-name="P4" draw:layer="layout" svg:x1="7.091cm" svg:y1="12.426cm" svg:x2="6.288cm" svg:y2="12.426cm">
          <text:p/>
        </draw:line>
        <draw:custom-shape draw:name="TextShape 66" draw:style-name="gr5" draw:text-style-name="P17" draw:layer="layout" svg:width="1.4cm" svg:height="0.724cm" svg:x="6.868cm" svg:y="12.012cm">
          <text:p text:style-name="P14"><text:span text:style-name="T13">st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4" draw:style-name="gr9" draw:text-style-name="P4" draw:layer="layout" svg:x1="7.091cm" svg:y1="16.019cm" svg:x2="6.288cm" svg:y2="16.019cm">
          <text:p/>
        </draw:line>
        <draw:custom-shape draw:name="TextShape 66" draw:style-name="gr5" draw:text-style-name="P17" draw:layer="layout" svg:width="1.4cm" svg:height="0.724cm" svg:x="6.829cm" svg:y="15.619cm">
          <text:p text:style-name="P14"><text:span text:style-name="T13">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7" draw:text-style-name="P9" draw:layer="layout" svg:x1="3.891cm" svg:y1="10.022cm" svg:x2="2.091cm" svg:y2="10.022cm">
          <text:p/>
        </draw:line>
        <draw:line draw:style-name="gr27" draw:text-style-name="P9" draw:layer="layout" svg:x1="4.091cm" svg:y1="18.443cm" svg:x2="2.291cm" svg:y2="18.443cm">
          <text:p/>
        </draw:line>
        <draw:line draw:style-name="gr27" draw:text-style-name="P9" draw:layer="layout" svg:x1="4.089cm" svg:y1="16.422cm" svg:x2="2.289cm" svg:y2="16.422cm">
          <text:p/>
        </draw:line>
        <draw:line draw:style-name="gr28" draw:text-style-name="P9" draw:layer="layout" svg:x1="2.891cm" svg:y1="10.022cm" svg:x2="2.891cm" svg:y2="16.422cm">
          <text:p/>
        </draw:line>
        <draw:line draw:style-name="gr28" draw:text-style-name="P9" draw:layer="layout" svg:x1="2.891cm" svg:y1="16.343cm" svg:x2="2.891cm" svg:y2="18.443cm">
          <text:p/>
        </draw:line>
        <draw:frame draw:style-name="gr29" draw:text-style-name="P18" draw:layer="layout" svg:width="3.4cm" svg:height="0.78cm" svg:x="0.376cm" svg:y="14.301cm">
          <draw:text-box>
            <text:p text:style-name="P9"><text:span text:style-name="T15">zone_normal</text:span></text:p>
          </draw:text-box>
        </draw:frame>
        <draw:frame draw:style-name="gr29" draw:text-style-name="P18" draw:layer="layout" svg:width="2.9cm" svg:height="0.78cm" svg:x="0.891cm" svg:y="16.963cm">
          <draw:text-box>
            <text:p text:style-name="P9"><text:span text:style-name="T15">zone_high</text:span></text:p>
          </draw:text-box>
        </draw:frame>
        <draw:line draw:name="Line 64" draw:style-name="gr9" draw:text-style-name="P4" draw:layer="layout" svg:x1="7.091cm" svg:y1="14.836cm" svg:x2="6.288cm" svg:y2="14.836cm">
          <text:p/>
        </draw:line>
        <draw:custom-shape draw:name="TextShape 66" draw:style-name="gr5" draw:text-style-name="P17" draw:layer="layout" svg:width="2.3cm" svg:height="0.724cm" svg:x="6.868cm" svg:y="14.405cm">
          <text:p text:style-name="P3"><text:span text:style-name="T12">max_l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4" draw:style-name="gr9" draw:text-style-name="P4" draw:layer="layout" svg:x1="7.068cm" svg:y1="18.443cm" svg:x2="6.265cm" svg:y2="18.443cm">
          <text:p/>
        </draw:line>
        <draw:custom-shape draw:name="TextShape 66" draw:style-name="gr5" draw:text-style-name="P17" draw:layer="layout" svg:width="2.5cm" svg:height="0.724cm" svg:x="6.868cm" svg:y="18.043cm">
          <text:p text:style-name="P3"><text:span text:style-name="T12">max_hig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4" draw:style-name="gr9" draw:text-style-name="P4" draw:layer="layout" svg:x1="7.091cm" svg:y1="10.043cm" svg:x2="6.288cm" svg:y2="10.043cm">
          <text:p/>
        </draw:line>
        <draw:custom-shape draw:name="TextShape 68" draw:style-name="gr33" draw:text-style-name="P13" draw:layer="layout" svg:width="1.399cm" svg:height="0.724cm" svg:x="6.869cm" svg:y="9.643cm">
          <text:p text:style-name="P3"><text:span text:style-name="T12">m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2" draw:text-style-name="P9" draw:layer="layout" svg:width="0.4cm" svg:height="1.243cm" svg:x="8.968cm" svg:y="14.799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name="TextShape 66" draw:style-name="gr5" draw:text-style-name="P17" draw:layer="layout" svg:width="10.693cm" svg:height="0.724cm" svg:x="9.275cm" svg:y="14.992cm">
          <text:p text:style-name="P21"><text:span text:style-name="T13">zhole_size[0]</text:span><text:span text:style-name="T13">에는 </text:span><text:span text:style-name="T13">max_low</text:span><text:span text:style-name="T13">부터 </text:span><text:span text:style-name="T13">end</text:span><text:span text:style-name="T13">까지의 </text:span><text:span text:style-name="T13">pfn </text:span><text:span text:style-name="T13">개수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2" draw:text-style-name="P9" draw:layer="layout" svg:width="0.4cm" svg:height="2.262cm" svg:x="8.969cm" svg:y="12.317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name="TextShape 66" draw:style-name="gr5" draw:text-style-name="P17" draw:layer="layout" svg:width="5.677cm" svg:height="0.724cm" svg:x="9.276cm" svg:y="12.866cm">
          <text:p text:style-name="P21"><text:span text:style-name="T13">zhole_size[1]</text:span><text:span text:style-name="T13">에는 </text:span><text:span text:style-name="T13">start</text:span><text:span text:style-name="T13">부터</text:span></text:p>
          <text:p text:style-name="P21"><text:span text:style-name="T13">max_low</text:span><text:span text:style-name="T13">까지의 </text:span><text:span text:style-name="T13">pfn </text:span><text:span text:style-name="T13">개수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0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user-transformed="true">
            <draw:text-box>
              <text:p text:style-name="P19"><text:span text:style-name="T16">/*</text:span></text:p>
              <text:p text:style-name="P19"><text:span text:style-name="T16"><text:s/></text:span><text:span text:style-name="T16">* Provide a more accurate estimation if there are holes within</text:span></text:p>
              <text:p text:style-name="P19"><text:span text:style-name="T16"><text:s/></text:span><text:span text:style-name="T16">* the zone and SPARSEMEM is in use. If there are holes within the</text:span></text:p>
              <text:p text:style-name="P19"><text:span text:style-name="T16"><text:s/></text:span><text:span text:style-name="T16">* zone, each populated memory region may cost us one or two extra</text:span></text:p>
              <text:p text:style-name="P19"><text:span text:style-name="T16"><text:s/></text:span><text:span text:style-name="T16">* memmap pages due to alignment because memmap pages for each</text:span></text:p>
              <text:p text:style-name="P19"><text:span text:style-name="T16"><text:s/></text:span><text:span text:style-name="T16">* populated regions may not naturally algined on page boundary.</text:span></text:p>
              <text:p text:style-name="P19"><text:span text:style-name="T16"><text:s/></text:span><text:span text:style-name="T16">* So the (present_pages &gt;&gt; 4) heuristic is a tradeoff for that.</text:span></text:p>
              <text:p text:style-name="P19"><text:span text:style-name="T16"><text:s/></text:span><text:span text:style-name="T16">*/</text:span></text:p>
              <text:p text:style-name="P19"><text:span text:style-name="T15"/></text:p>
              <text:p text:style-name="P19"><text:span text:style-name="T15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anumGothic2" svg:font-family="NanumGothic"/>
    <style:font-face style:name="NanumGothic1" svg:font-family="NanumGothic" style:font-pitch="variable"/>
    <style:font-face style:name="NanumGothic" svg:font-family="NanumGothic" style:font-family-generic="roman" style:font-pitch="variable"/>
    <style:font-face style:name="NanumGothic3" svg:font-family="NanumGothic" style:font-family-generic="swiss" style:font-pitch="variable"/>
    <style:font-face style:name="FreeSans" svg:font-family="FreeSans" style:font-family-generic="system" style:font-pitch="variable"/>
    <style:font-face style:name="NanumGothic4" svg:font-family="NanumGothic" style:font-family-generic="system" style:font-pitch="variable"/>
  </office:font-face-decls>
  <office:styles>
    <draw:gradient draw:name="Tango_20_Yellow" draw:display-name="Tango Yellow" draw:style="linear" draw:start-color="#fce94f" draw:end-color="#c4a000" draw:start-intensity="100%" draw:end-intensity="100%" draw:angle="300" draw:border="0%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marker draw:name="msArrowEnd_20_5" draw:display-name="msArrowEnd 5" svg:viewBox="0 0 300 300" svg:d="M150 0l150 300h-300z"/>
    <draw:stroke-dash draw:name="Dash_20_1" draw:display-name="Dash 1" draw:style="round" draw:dots1="1" draw:dots1-length="80%" draw:distance="80%"/>
    <draw:stroke-dash draw:name="Dash_20_2" draw:display-name="Dash 2" draw:style="round" draw:dots1="2" draw:dots1-length="35%" draw:distance="35%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anumGothic" fo:font-size="24pt" fo:language="en" fo:country="US" style:font-name-asian="NanumGothic4" style:font-size-asian="24pt" style:language-asian="ko" style:country-asian="KR" style:font-name-complex="NanumGothic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anumGothic" fo:font-family="NanumGothic" style:font-family-generic="roman" style:font-pitch="variable" fo:font-size="18pt" fo:font-style="normal" fo:text-shadow="none" style:text-underline-style="none" fo:font-weight="normal" style:letter-kerning="true" style:font-name-asian="NanumGothic4" style:font-family-asian="NanumGothic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anumGothic" fo:font-family="NanumGothic" style:font-family-generic="roman" style:font-pitch="variable" fo:font-size="20pt" fo:font-style="normal" fo:text-shadow="none" style:text-underline-style="none" fo:font-weight="normal" style:letter-kerning="true" style:font-name-asian="NanumGothic4" style:font-family-asian="NanumGothic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NanumGothic" fo:font-family="NanumGothic" style:font-family-generic="roman" style:font-pitch="variable" fo:font-size="32pt" fo:letter-spacing="normal" fo:font-style="normal" fo:text-shadow="none" style:text-underline-style="none" fo:font-weight="normal" style:letter-kerning="true" style:font-name-asian="NanumGothic4" style:font-family-asian="NanumGothic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anumGothic" fo:font-family="NanumGothic" style:font-family-generic="roman" style:font-pitch="variable" fo:font-size="32pt" fo:font-style="normal" fo:text-shadow="none" style:text-underline-style="none" fo:font-weight="normal" style:letter-kerning="true" style:font-name-asian="NanumGothic4" style:font-family-asian="NanumGothic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NanumGothic" fo:font-family="NanumGothic" style:font-family-generic="roman" style:font-pitch="variable" fo:font-size="44pt" fo:letter-spacing="normal" fo:font-style="normal" fo:text-shadow="none" style:text-underline-style="none" fo:font-weight="normal" style:letter-kerning="true" style:font-name-asian="NanumGothic4" style:font-family-asian="NanumGothic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숫자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7.2$Linux_X86_64 LibreOffice_project/420m0$Build-2</meta:generator>
    <dc:date>2015-02-13T01:53:03.226369960</dc:date>
    <meta:editing-duration>PT5H6M30S</meta:editing-duration>
    <meta:editing-cycles>58</meta:editing-cycles>
    <meta:document-statistic meta:object-count="300"/>
  </office:meta>
</office:document-meta>
</file>